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hiragana</text:p>
          </table:table-cell>
          <table:table-cell table:style-name="Default" office:value-type="string" calcext:value-type="string">
            <text:p>kanji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meaning</text:p>
          </table:table-cell>
          <table:table-cell table:style-name="Default" office:value-type="string" calcext:value-type="string">
            <text:p>romaj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tionary.org/wiki/ああ" xlink:type="simple">ああ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感)</text:p>
          </table:table-cell>
          <table:table-cell office:value-type="string" calcext:value-type="string">
            <text:p>Oh!, Ah!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n.wiktionary.org/wiki/あう" xlink:type="simple">あう</text:a></text:p>
          </table:table-cell>
          <table:table-cell office:value-type="string" calcext:value-type="string">
            <text:p>【<text:a xlink:href="https://en.wiktionary.org/wiki/会う" xlink:type="simple">会う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n.wiktionary.org/wiki/あおい" xlink:type="simple">あおい</text:a></text:p>
          </table:table-cell>
          <table:table-cell office:value-type="string" calcext:value-type="string">
            <text:p>【<text:a xlink:href="https://en.wiktionary.org/wiki/青い" xlink:type="simple">青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o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n.wiktionary.org/wiki/あかい" xlink:type="simple">あかい</text:a></text:p>
          </table:table-cell>
          <table:table-cell office:value-type="string" calcext:value-type="string">
            <text:p>【<text:a xlink:href="https://en.wiktionary.org/wiki/赤い" xlink:type="simple">赤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ka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n.wiktionary.org/wiki/あかるい" xlink:type="simple">あかるい</text:a></text:p>
          </table:table-cell>
          <table:table-cell office:value-type="string" calcext:value-type="string">
            <text:p>【<text:a xlink:href="https://en.wiktionary.org/wiki/明るい" xlink:type="simple">明る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akaru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n.wiktionary.org/wiki/あき" xlink:type="simple">あき</text:a></text:p>
          </table:table-cell>
          <table:table-cell office:value-type="string" calcext:value-type="string">
            <text:p>【<text:a xlink:href="https://en.wiktionary.org/wiki/秋" xlink:type="simple">秋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utumn, fall</text:p>
          </table:table-cell>
          <table:table-cell office:value-type="string" calcext:value-type="string">
            <text:p>aki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en.wiktionary.org/wiki/あく" xlink:type="simple">あく</text:a></text:p>
          </table:table-cell>
          <table:table-cell office:value-type="string" calcext:value-type="string">
            <text:p>【<text:a xlink:href="https://en.wiktionary.org/wiki/開く" xlink:type="simple">開く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open, to be opened</text:p>
          </table:table-cell>
          <table:table-cell office:value-type="string" calcext:value-type="string">
            <text:p>ak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n.wiktionary.org/wiki/あける" xlink:type="simple">あける</text:a></text:p>
          </table:table-cell>
          <table:table-cell office:value-type="string" calcext:value-type="string">
            <text:p>【<text:a xlink:href="https://en.wiktionary.org/wiki/開ける" xlink:type="simple">開ける</text:a>】</text:p>
          </table:table-cell>
          <table:table-cell office:value-type="string" calcext:value-type="string">
            <text:p>(動II)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aker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n.wiktionary.org/wiki/あげる" xlink:type="simple">あげる</text:a></text:p>
          </table:table-cell>
          <table:table-cell office:value-type="string" calcext:value-type="string">
            <text:p>【<text:a xlink:href="https://en.wiktionary.org/wiki/上げる" xlink:type="simple">上げる</text:a>】</text:p>
          </table:table-cell>
          <table:table-cell office:value-type="string" calcext:value-type="string">
            <text:p>(動II)</text:p>
          </table:table-cell>
          <table:table-cell office:value-type="string" calcext:value-type="string">
            <text:p>raise, give</text:p>
          </table:table-cell>
          <table:table-cell office:value-type="string" calcext:value-type="string">
            <text:p>ager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n.wiktionary.org/wiki/あさ" xlink:type="simple">あさ</text:a></text:p>
          </table:table-cell>
          <table:table-cell office:value-type="string" calcext:value-type="string">
            <text:p>【<text:a xlink:href="https://en.wiktionary.org/wiki/朝" xlink:type="simple">朝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a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n.wiktionary.org/wiki/あさごはん" xlink:type="simple">あさごはん</text:a></text:p>
          </table:table-cell>
          <table:table-cell office:value-type="string" calcext:value-type="string">
            <text:p>【<text:a xlink:href="https://en.wiktionary.org/wiki/朝御飯" xlink:type="simple">朝御飯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asagoha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n.wiktionary.org/wiki/あさって" xlink:type="simple">あさって</text:a></text:p>
          </table:table-cell>
          <table:table-cell office:value-type="string" calcext:value-type="string">
            <text:p>【<text:a xlink:href="https://en.wiktionary.org/wiki/明後日" xlink:type="simple">明後日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asat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en.wiktionary.org/wiki/あし" xlink:type="simple">あし</text:a></text:p>
          </table:table-cell>
          <table:table-cell office:value-type="string" calcext:value-type="string">
            <text:p>【<text:a xlink:href="https://en.wiktionary.org/wiki/足" xlink:type="simple">足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oot, leg</text:p>
          </table:table-cell>
          <table:table-cell office:value-type="string" calcext:value-type="string">
            <text:p>ash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en.wiktionary.org/wiki/あした" xlink:type="simple">あした</text:a></text:p>
          </table:table-cell>
          <table:table-cell office:value-type="string" calcext:value-type="string">
            <text:p>【<text:a xlink:href="https://en.wiktionary.org/wiki/明日" xlink:type="simple">明日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ashita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tionary.org/wiki/あそこ" xlink:type="simple">あそこ</text:a></text:p>
          </table:table-cell>
          <table:table-cell office:value-type="string" calcext:value-type="string">
            <text:p>【<text:a xlink:href="https://en.wiktionary.org/wiki/彼処" xlink:type="simple">彼処</text:a>】</text:p>
          </table:table-cell>
          <table:table-cell office:value-type="string" calcext:value-type="string">
            <text:p>(代)</text:p>
          </table:table-cell>
          <table:table-cell office:value-type="string" calcext:value-type="string">
            <text:p>there, over there</text:p>
          </table:table-cell>
          <table:table-cell office:value-type="string" calcext:value-type="string">
            <text:p>asoko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en.wiktionary.org/wiki/あそぶ" xlink:type="simple">あそぶ</text:a></text:p>
          </table:table-cell>
          <table:table-cell office:value-type="string" calcext:value-type="string">
            <text:p>【<text:a xlink:href="https://en.wiktionary.org/wiki/遊ぶ" xlink:type="simple">遊ぶ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play, to amuse oneself</text:p>
          </table:table-cell>
          <table:table-cell office:value-type="string" calcext:value-type="string">
            <text:p>asob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n.wiktionary.org/wiki/あたたかい" xlink:type="simple">あたたかい</text:a></text:p>
          </table:table-cell>
          <table:table-cell office:value-type="string" calcext:value-type="string">
            <text:p>【<text:a xlink:href="https://en.wiktionary.org/wiki/暖かい" xlink:type="simple">暖か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tataka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n.wiktionary.org/wiki/あたま" xlink:type="simple">あたま</text:a></text:p>
          </table:table-cell>
          <table:table-cell office:value-type="string" calcext:value-type="string">
            <text:p>【<text:a xlink:href="https://en.wiktionary.org/wiki/頭" xlink:type="simple">頭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head, brains</text:p>
          </table:table-cell>
          <table:table-cell office:value-type="string" calcext:value-type="string">
            <text:p>atam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en.wiktionary.org/wiki/あたらしい" xlink:type="simple">あたらしい</text:a></text:p>
          </table:table-cell>
          <table:table-cell office:value-type="string" calcext:value-type="string">
            <text:p>【<text:a xlink:href="https://en.wiktionary.org/wiki/新しい" xlink:type="simple">新し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new, fresh</text:p>
          </table:table-cell>
          <table:table-cell office:value-type="string" calcext:value-type="string">
            <text:p>atarashi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en.wiktionary.org/wiki/あちら" xlink:type="simple">あちら</text:a></text:p>
          </table:table-cell>
          <table:table-cell office:value-type="string" calcext:value-type="string">
            <text:p>【<text:a xlink:href="https://en.wiktionary.org/wiki/彼方" xlink:type="simple">彼方</text:a>】</text:p>
          </table:table-cell>
          <table:table-cell office:value-type="string" calcext:value-type="string">
            <text:p>(代)</text:p>
          </table:table-cell>
          <table:table-cell office:value-type="string" calcext:value-type="string">
            <text:p>there, that</text:p>
          </table:table-cell>
          <table:table-cell office:value-type="string" calcext:value-type="string">
            <text:p>achira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en.wiktionary.org/wiki/あつい" xlink:type="simple">あつい</text:a></text:p>
          </table:table-cell>
          <table:table-cell office:value-type="string" calcext:value-type="string">
            <text:p>【<text:a xlink:href="https://en.wiktionary.org/wiki/暑い" xlink:type="simple">暑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hot (weather, etc), warm</text:p>
          </table:table-cell>
          <table:table-cell office:value-type="string" calcext:value-type="string">
            <text:p>atsui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【<text:a xlink:href="https://en.wiktionary.org/wiki/熱い" xlink:type="simple">熱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hot (things), heated</text:p>
          </table:table-cell>
          <table:table-cell office:value-type="string" calcext:value-type="string">
            <text:p>atsu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【<text:a xlink:href="https://en.wiktionary.org/wiki/厚い" xlink:type="simple">厚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atsui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tionary.org/wiki/あと" xlink:type="simple">あと</text:a></text:p>
          </table:table-cell>
          <table:table-cell office:value-type="string" calcext:value-type="string">
            <text:p>【<text:a xlink:href="https://en.wiktionary.org/wiki/後" xlink:type="simple">後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ack, rear, after, later, the rest</text:p>
          </table:table-cell>
          <table:table-cell office:value-type="string" calcext:value-type="string">
            <text:p>ato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en.wiktionary.org/wiki/あなた" xlink:type="simple">あなた</text:a></text:p>
          </table:table-cell>
          <table:table-cell office:value-type="string" calcext:value-type="string">
            <text:p>【<text:a xlink:href="https://en.wiktionary.org/wiki/貴方" xlink:type="simple">貴方</text:a>】</text:p>
          </table:table-cell>
          <table:table-cell office:value-type="string" calcext:value-type="string">
            <text:p>(代)</text:p>
          </table:table-cell>
          <table:table-cell office:value-type="string" calcext:value-type="string">
            <text:p>you, dear (what a wife calls a husband)</text:p>
          </table:table-cell>
          <table:table-cell office:value-type="string" calcext:value-type="string">
            <text:p>anat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en.wiktionary.org/wiki/あに" xlink:type="simple">あに</text:a></text:p>
          </table:table-cell>
          <table:table-cell office:value-type="string" calcext:value-type="string">
            <text:p>【<text:a xlink:href="https://en.wiktionary.org/wiki/兄" xlink:type="simple">兄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lder brother</text:p>
          </table:table-cell>
          <table:table-cell office:value-type="string" calcext:value-type="string">
            <text:p>an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tionary.org/wiki/あね" xlink:type="simple">あね</text:a></text:p>
          </table:table-cell>
          <table:table-cell office:value-type="string" calcext:value-type="string">
            <text:p>【<text:a xlink:href="https://en.wiktionary.org/wiki/姉" xlink:type="simple">姉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lder sister</text:p>
          </table:table-cell>
          <table:table-cell office:value-type="string" calcext:value-type="string">
            <text:p>an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en.wiktionary.org/wiki/あの" xlink:type="simple">あの</text:a></text:p>
          </table:table-cell>
          <table:table-cell office:value-type="string" calcext:value-type="string">
            <text:p>【<text:a xlink:href="https://en.wiktionary.org/wiki/彼の" xlink:type="simple">彼の</text:a>】</text:p>
          </table:table-cell>
          <table:table-cell office:value-type="string" calcext:value-type="string">
            <text:p>(連体)</text:p>
          </table:table-cell>
          <table:table-cell office:value-type="string" calcext:value-type="string">
            <text:p>that, those</text:p>
          </table:table-cell>
          <table:table-cell office:value-type="string" calcext:value-type="string">
            <text:p>a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tionary.org/wiki/あの#Interjection" xlink:type="simple">あの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感)</text:p>
          </table:table-cell>
          <table:table-cell office:value-type="string" calcext:value-type="string">
            <text:p>er, umm, uh</text:p>
          </table:table-cell>
          <table:table-cell office:value-type="string" calcext:value-type="string">
            <text:p>ano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n.wiktionary.org/wiki/アパート" xlink:type="simple">アパート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partment, apartment building</text:p>
          </table:table-cell>
          <table:table-cell office:value-type="string" calcext:value-type="string">
            <text:p>apaーto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en.wiktionary.org/wiki/あびる" xlink:type="simple">あびる</text:a></text:p>
          </table:table-cell>
          <table:table-cell office:value-type="string" calcext:value-type="string">
            <text:p>【<text:a xlink:href="https://en.wiktionary.org/wiki/浴びる" xlink:type="simple">浴びる</text:a>】</text:p>
          </table:table-cell>
          <table:table-cell office:value-type="string" calcext:value-type="string">
            <text:p>(動II)</text:p>
          </table:table-cell>
          <table:table-cell office:value-type="string" calcext:value-type="string">
            <text:p>to pour on oneself, to bathe in</text:p>
          </table:table-cell>
          <table:table-cell office:value-type="string" calcext:value-type="string">
            <text:p>abir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en.wiktionary.org/wiki/あぶない" xlink:type="simple">あぶない</text:a></text:p>
          </table:table-cell>
          <table:table-cell office:value-type="string" calcext:value-type="string">
            <text:p>【<text:a xlink:href="https://en.wiktionary.org/wiki/危ない" xlink:type="simple">危な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dangerous</text:p>
          </table:table-cell>
          <table:table-cell office:value-type="string" calcext:value-type="string">
            <text:p>abuna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en.wiktionary.org/wiki/あまい" xlink:type="simple">あまい</text:a></text:p>
          </table:table-cell>
          <table:table-cell office:value-type="string" calcext:value-type="string">
            <text:p>【<text:a xlink:href="https://en.wiktionary.org/wiki/甘い" xlink:type="simple">甘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amai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en.wiktionary.org/wiki/あまり" xlink:type="simple">あまり</text:a></text:p>
          </table:table-cell>
          <table:table-cell office:value-type="string" calcext:value-type="string">
            <text:p>【<text:a xlink:href="https://en.wiktionary.org/wiki/余り" xlink:type="simple">余り</text:a>】</text:p>
          </table:table-cell>
          <table:table-cell office:value-type="string" calcext:value-type="string">
            <text:p>(副)</text:p>
          </table:table-cell>
          <table:table-cell office:value-type="string" calcext:value-type="string">
            <text:p>not very (with negative sentence), not much</text:p>
          </table:table-cell>
          <table:table-cell office:value-type="string" calcext:value-type="string">
            <text:p>amar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tionary.org/wiki/あめ" xlink:type="simple">あめ</text:a></text:p>
          </table:table-cell>
          <table:table-cell office:value-type="string" calcext:value-type="string">
            <text:p>【<text:a xlink:href="https://en.wiktionary.org/wiki/雨" xlink:type="simple">雨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am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en.wiktionary.org/wiki/あらう" xlink:type="simple">あらう</text:a></text:p>
          </table:table-cell>
          <table:table-cell office:value-type="string" calcext:value-type="string">
            <text:p>【<text:a xlink:href="https://en.wiktionary.org/wiki/洗う" xlink:type="simple">洗う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arau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en.wiktionary.org/wiki/ある" xlink:type="simple">ある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be (usu. of inanimate objects), to exist, to be located, to have, to possess, to take place</text:p>
          </table:table-cell>
          <table:table-cell office:value-type="string" calcext:value-type="string">
            <text:p>aru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en.wiktionary.org/wiki/あるく" xlink:type="simple">あるく</text:a></text:p>
          </table:table-cell>
          <table:table-cell office:value-type="string" calcext:value-type="string">
            <text:p>【<text:a xlink:href="https://en.wiktionary.org/wiki/歩く" xlink:type="simple">歩く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aruku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en.wiktionary.org/wiki/あれ" xlink:type="simple">あれ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代)</text:p>
          </table:table-cell>
          <table:table-cell office:value-type="string" calcext:value-type="string">
            <text:p>that, that one</text:p>
          </table:table-cell>
          <table:table-cell office:value-type="string" calcext:value-type="string">
            <text:p>are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en.wiktionary.org/wiki/いい" xlink:type="simple">いい</text:a></text:p>
          </table:table-cell>
          <table:table-cell office:value-type="string" calcext:value-type="string">
            <text:p>【<text:a xlink:href="https://en.wiktionary.org/wiki/良い" xlink:type="simple">良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good, right, excellent, fine, suitable</text:p>
          </table:table-cell>
          <table:table-cell office:value-type="string" calcext:value-type="string">
            <text:p>i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en.wiktionary.org/wiki/いいえ" xlink:type="simple">いいえ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感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ie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en.wiktionary.org/wiki/いう" xlink:type="simple">いう</text:a></text:p>
          </table:table-cell>
          <table:table-cell office:value-type="string" calcext:value-type="string">
            <text:p>【<text:a xlink:href="https://en.wiktionary.org/wiki/言う" xlink:type="simple">言う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say, state, express, be said, be called, named</text:p>
          </table:table-cell>
          <table:table-cell office:value-type="string" calcext:value-type="string">
            <text:p>iu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en.wiktionary.org/wiki/いえ" xlink:type="simple">いえ</text:a></text:p>
          </table:table-cell>
          <table:table-cell office:value-type="string" calcext:value-type="string">
            <text:p>【<text:a xlink:href="https://en.wiktionary.org/wiki/家" xlink:type="simple">家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house, home, household, family</text:p>
          </table:table-cell>
          <table:table-cell office:value-type="string" calcext:value-type="string">
            <text:p>ie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en.wiktionary.org/wiki/いく" xlink:type="simple">いく</text:a></text:p>
          </table:table-cell>
          <table:table-cell office:value-type="string" calcext:value-type="string">
            <text:p>【<text:a xlink:href="https://en.wiktionary.org/wiki/行く" xlink:type="simple">行く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go, come, proceed</text:p>
          </table:table-cell>
          <table:table-cell office:value-type="string" calcext:value-type="string">
            <text:p>iku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en.wiktionary.org/wiki/いくつ" xlink:type="simple">いくつ</text:a></text:p>
          </table:table-cell>
          <table:table-cell office:value-type="string" calcext:value-type="string">
            <text:p>【<text:a xlink:href="https://en.wiktionary.org/wiki/幾つ" xlink:type="simple">幾つ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how old, how many</text:p>
          </table:table-cell>
          <table:table-cell office:value-type="string" calcext:value-type="string">
            <text:p>ikutsu</text:p>
          </table:table-cell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en.wiktionary.org/wiki/いくら" xlink:type="simple">いくら</text:a></text:p>
          </table:table-cell>
          <table:table-cell office:value-type="string" calcext:value-type="string">
            <text:p>【<text:a xlink:href="https://en.wiktionary.org/wiki/幾ら" xlink:type="simple">幾ら</text:a>】</text:p>
          </table:table-cell>
          <table:table-cell office:value-type="string" calcext:value-type="string">
            <text:p>(名，副)</text:p>
          </table:table-cell>
          <table:table-cell office:value-type="string" calcext:value-type="string">
            <text:p>how much, how many, hardly any, not much, however~, no matter how~</text:p>
          </table:table-cell>
          <table:table-cell office:value-type="string" calcext:value-type="string">
            <text:p>ikura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en.wiktionary.org/wiki/いけ" xlink:type="simple">いけ</text:a></text:p>
          </table:table-cell>
          <table:table-cell office:value-type="string" calcext:value-type="string">
            <text:p>【<text:a xlink:href="https://en.wiktionary.org/wiki/池" xlink:type="simple">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ond, pool, basin</text:p>
          </table:table-cell>
          <table:table-cell office:value-type="string" calcext:value-type="string">
            <text:p>ike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en.wiktionary.org/wiki/いしゃ" xlink:type="simple">いしゃ</text:a></text:p>
          </table:table-cell>
          <table:table-cell office:value-type="string" calcext:value-type="string">
            <text:p>【<text:a xlink:href="https://en.wiktionary.org/wiki/医者" xlink:type="simple">医者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doctor, physician, surgeon</text:p>
          </table:table-cell>
          <table:table-cell office:value-type="string" calcext:value-type="string">
            <text:p>ish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en.wiktionary.org/wiki/いす" xlink:type="simple">いす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hair, sofa</text:p>
          </table:table-cell>
          <table:table-cell office:value-type="string" calcext:value-type="string">
            <text:p>isu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en.wiktionary.org/wiki/いそがしい" xlink:type="simple">いそがしい</text:a></text:p>
          </table:table-cell>
          <table:table-cell office:value-type="string" calcext:value-type="string">
            <text:p>【<text:a xlink:href="https://en.wiktionary.org/wiki/忙しい" xlink:type="simple">忙し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be busy, be engaged</text:p>
          </table:table-cell>
          <table:table-cell office:value-type="string" calcext:value-type="string">
            <text:p>isogashii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n.wiktionary.org/wiki/いたい" xlink:type="simple">いたい</text:a></text:p>
          </table:table-cell>
          <table:table-cell office:value-type="string" calcext:value-type="string">
            <text:p>【<text:a xlink:href="https://en.wiktionary.org/wiki/痛い" xlink:type="simple">痛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be painful, be sore, hurts</text:p>
          </table:table-cell>
          <table:table-cell office:value-type="string" calcext:value-type="string">
            <text:p>ita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en.wiktionary.org/wiki/いち" xlink:type="simple">いち</text:a></text:p>
          </table:table-cell>
          <table:table-cell office:value-type="string" calcext:value-type="string">
            <text:p>【<text:a xlink:href="https://en.wiktionary.org/wiki/一" xlink:type="simple">一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ichi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n.wiktionary.org/wiki/いちにち" xlink:type="simple">いちにち</text:a></text:p>
          </table:table-cell>
          <table:table-cell office:value-type="string" calcext:value-type="string">
            <text:p>【<text:a xlink:href="https://en.wiktionary.org/wiki/一日" xlink:type="simple">一日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one day, all day</text:p>
          </table:table-cell>
          <table:table-cell office:value-type="string" calcext:value-type="string">
            <text:p>ichinichi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en.wiktionary.org/wiki/いちばん" xlink:type="simple">いちばん</text:a></text:p>
          </table:table-cell>
          <table:table-cell office:value-type="string" calcext:value-type="string">
            <text:p>【<text:a xlink:href="https://en.wiktionary.org/wiki/一番" xlink:type="simple">一番</text:a>】</text:p>
          </table:table-cell>
          <table:table-cell office:value-type="string" calcext:value-type="string">
            <text:p>(副)</text:p>
          </table:table-cell>
          <table:table-cell office:value-type="string" calcext:value-type="string">
            <text:p>most, best, number one, first</text:p>
          </table:table-cell>
          <table:table-cell office:value-type="string" calcext:value-type="string">
            <text:p>ichiba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en.wiktionary.org/wiki/いつ" xlink:type="simple">いつ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tsu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en.wiktionary.org/wiki/いつか" xlink:type="simple">いつか</text:a></text:p>
          </table:table-cell>
          <table:table-cell office:value-type="string" calcext:value-type="string">
            <text:p>【<text:a xlink:href="https://en.wiktionary.org/wiki/五日" xlink:type="simple">五日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e fifth of the month, five days</text:p>
          </table:table-cell>
          <table:table-cell office:value-type="string" calcext:value-type="string">
            <text:p>itsuk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en.wiktionary.org/wiki/いっしょに" xlink:type="simple">いっしょに</text:a></text:p>
          </table:table-cell>
          <table:table-cell office:value-type="string" calcext:value-type="string">
            <text:p>【<text:a xlink:href="https://en.wiktionary.org/wiki/一緒に" xlink:type="simple">一緒に</text:a>】</text:p>
          </table:table-cell>
          <table:table-cell office:value-type="string" calcext:value-type="string">
            <text:p>(副)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isshoni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en.wiktionary.org/wiki/いつつ" xlink:type="simple">いつつ</text:a></text:p>
          </table:table-cell>
          <table:table-cell office:value-type="string" calcext:value-type="string">
            <text:p>【<text:a xlink:href="https://en.wiktionary.org/wiki/五つ" xlink:type="simple">五つ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ive items, five years of age</text:p>
          </table:table-cell>
          <table:table-cell office:value-type="string" calcext:value-type="string">
            <text:p>itsuts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en.wiktionary.org/wiki/いつも" xlink:type="simple">いつも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副)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itsumo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en.wiktionary.org/wiki/いま" xlink:type="simple">いま</text:a></text:p>
          </table:table-cell>
          <table:table-cell office:value-type="string" calcext:value-type="string">
            <text:p>【<text:a xlink:href="https://en.wiktionary.org/wiki/今" xlink:type="simple">今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now, at present, just now, soon</text:p>
          </table:table-cell>
          <table:table-cell office:value-type="string" calcext:value-type="string">
            <text:p>ima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en.wiktionary.org/wiki/いみ" xlink:type="simple">いみ</text:a></text:p>
          </table:table-cell>
          <table:table-cell office:value-type="string" calcext:value-type="string">
            <text:p>【<text:a xlink:href="https://en.wiktionary.org/wiki/意味" xlink:type="simple">意味</text:a>】</text:p>
          </table:table-cell>
          <table:table-cell office:value-type="string" calcext:value-type="string">
            <text:p>(名，～する)</text:p>
          </table:table-cell>
          <table:table-cell office:value-type="string" calcext:value-type="string">
            <text:p>meaning, sense, significance</text:p>
          </table:table-cell>
          <table:table-cell office:value-type="string" calcext:value-type="string">
            <text:p>im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en.wiktionary.org/wiki/いもうと" xlink:type="simple">いもうと</text:a></text:p>
          </table:table-cell>
          <table:table-cell office:value-type="string" calcext:value-type="string">
            <text:p>【<text:a xlink:href="https://en.wiktionary.org/wiki/妹" xlink:type="simple">妹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imouto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tionary.org/wiki/いや" xlink:type="simple">いや</text:a></text:p>
          </table:table-cell>
          <table:table-cell office:value-type="string" calcext:value-type="string">
            <text:p>【<text:a xlink:href="https://en.wiktionary.org/wiki/嫌" xlink:type="simple">嫌</text:a>】</text:p>
          </table:table-cell>
          <table:table-cell office:value-type="string" calcext:value-type="string">
            <text:p>(形動)</text:p>
          </table:table-cell>
          <table:table-cell office:value-type="string" calcext:value-type="string">
            <text:p>disagreeable, unpleasant, distasteful, offensive</text:p>
          </table:table-cell>
          <table:table-cell office:value-type="string" calcext:value-type="string">
            <text:p>iy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en.wiktionary.org/wiki/いりぐち" xlink:type="simple">いりぐち</text:a></text:p>
          </table:table-cell>
          <table:table-cell office:value-type="string" calcext:value-type="string">
            <text:p>【<text:a xlink:href="https://en.wiktionary.org/wiki/入口" xlink:type="simple">入口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iriguchi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en.wiktionary.org/wiki/いる" xlink:type="simple">いる</text:a></text:p>
          </table:table-cell>
          <table:table-cell office:value-type="string" calcext:value-type="string">
            <text:p>【<text:a xlink:href="https://en.wiktionary.org/wiki/居る" xlink:type="simple">居る</text:a>】</text:p>
          </table:table-cell>
          <table:table-cell office:value-type="string" calcext:value-type="string">
            <text:p>(動II)</text:p>
          </table:table-cell>
          <table:table-cell office:value-type="string" calcext:value-type="string">
            <text:p>be, exist, live, reside</text:p>
          </table:table-cell>
          <table:table-cell office:value-type="string" calcext:value-type="string">
            <text:p>iru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【<text:a xlink:href="https://en.wiktionary.org/wiki/要る" xlink:type="simple">要る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need, be necessary</text:p>
          </table:table-cell>
          <table:table-cell office:value-type="string" calcext:value-type="string">
            <text:p>iru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en.wiktionary.org/wiki/いれる" xlink:type="simple">いれる</text:a></text:p>
          </table:table-cell>
          <table:table-cell office:value-type="string" calcext:value-type="string">
            <text:p>【<text:a xlink:href="https://en.wiktionary.org/wiki/入れる" xlink:type="simple">入れる</text:a>】</text:p>
          </table:table-cell>
          <table:table-cell office:value-type="string" calcext:value-type="string">
            <text:p>(動II)</text:p>
          </table:table-cell>
          <table:table-cell office:value-type="string" calcext:value-type="string">
            <text:p>put in, add, send, include, prepare</text:p>
          </table:table-cell>
          <table:table-cell office:value-type="string" calcext:value-type="string">
            <text:p>ireru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en.wiktionary.org/wiki/いろ" xlink:type="simple">いろ</text:a></text:p>
          </table:table-cell>
          <table:table-cell office:value-type="string" calcext:value-type="string">
            <text:p>【<text:a xlink:href="https://en.wiktionary.org/wiki/色" xlink:type="simple">色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ir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en.wiktionary.org/wiki/いろいろ" xlink:type="simple">いろいろ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副，形動，～の)</text:p>
          </table:table-cell>
          <table:table-cell office:value-type="string" calcext:value-type="string">
            <text:p>various, several</text:p>
          </table:table-cell>
          <table:table-cell office:value-type="string" calcext:value-type="string">
            <text:p>iroiro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en.wiktionary.org/wiki/うえ" xlink:type="simple">うえ</text:a></text:p>
          </table:table-cell>
          <table:table-cell office:value-type="string" calcext:value-type="string">
            <text:p>【<text:a xlink:href="https://en.wiktionary.org/wiki/上" xlink:type="simple">上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up, upward, above, top, higher, superior, older</text:p>
          </table:table-cell>
          <table:table-cell office:value-type="string" calcext:value-type="string">
            <text:p>ue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en.wiktionary.org/wiki/うしろ" xlink:type="simple">うしろ</text:a></text:p>
          </table:table-cell>
          <table:table-cell office:value-type="string" calcext:value-type="string">
            <text:p>【<text:a xlink:href="https://en.wiktionary.org/wiki/後" xlink:type="simple">後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e back, the rear, behind, in back of</text:p>
          </table:table-cell>
          <table:table-cell office:value-type="string" calcext:value-type="string">
            <text:p>ushir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en.wiktionary.org/wiki/うすい" xlink:type="simple">うすい</text:a></text:p>
          </table:table-cell>
          <table:table-cell office:value-type="string" calcext:value-type="string">
            <text:p>【<text:a xlink:href="https://en.wiktionary.org/wiki/薄い" xlink:type="simple">薄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thin, weak</text:p>
          </table:table-cell>
          <table:table-cell office:value-type="string" calcext:value-type="string">
            <text:p>usui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en.wiktionary.org/wiki/うた" xlink:type="simple">うた</text:a></text:p>
          </table:table-cell>
          <table:table-cell office:value-type="string" calcext:value-type="string">
            <text:p>【<text:a xlink:href="https://en.wiktionary.org/wiki/歌" xlink:type="simple">歌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 song, singing</text:p>
          </table:table-cell>
          <table:table-cell office:value-type="string" calcext:value-type="string">
            <text:p>ut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en.wiktionary.org/wiki/うたう" xlink:type="simple">うたう</text:a></text:p>
          </table:table-cell>
          <table:table-cell office:value-type="string" calcext:value-type="string">
            <text:p>【<text:a xlink:href="https://en.wiktionary.org/wiki/歌う" xlink:type="simple">歌う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utau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en.wiktionary.org/wiki/うち" xlink:type="simple">うち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 house, a household</text:p>
          </table:table-cell>
          <table:table-cell office:value-type="string" calcext:value-type="string">
            <text:p>uchi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en.wiktionary.org/wiki/うまれる" xlink:type="simple">うまれる</text:a></text:p>
          </table:table-cell>
          <table:table-cell office:value-type="string" calcext:value-type="string">
            <text:p>【<text:a xlink:href="https://en.wiktionary.org/wiki/生まれる" xlink:type="simple">生まれる</text:a>】</text:p>
          </table:table-cell>
          <table:table-cell office:value-type="string" calcext:value-type="string">
            <text:p>(動II)</text:p>
          </table:table-cell>
          <table:table-cell office:value-type="string" calcext:value-type="string">
            <text:p>be born, come into existence</text:p>
          </table:table-cell>
          <table:table-cell office:value-type="string" calcext:value-type="string">
            <text:p>umareru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en.wiktionary.org/wiki/うみ" xlink:type="simple">うみ</text:a></text:p>
          </table:table-cell>
          <table:table-cell office:value-type="string" calcext:value-type="string">
            <text:p>【<text:a xlink:href="https://en.wiktionary.org/wiki/海" xlink:type="simple">海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um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en.wiktionary.org/wiki/うる" xlink:type="simple">うる</text:a></text:p>
          </table:table-cell>
          <table:table-cell office:value-type="string" calcext:value-type="string">
            <text:p>【<text:a xlink:href="https://en.wiktionary.org/wiki/売る" xlink:type="simple">売る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uru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en.wiktionary.org/wiki/うわぎ" xlink:type="simple">うわぎ</text:a></text:p>
          </table:table-cell>
          <table:table-cell office:value-type="string" calcext:value-type="string">
            <text:p>【<text:a xlink:href="https://en.wiktionary.org/wiki/上着" xlink:type="simple">上着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oat, suit jacket, upper garment, outerwear</text:p>
          </table:table-cell>
          <table:table-cell office:value-type="string" calcext:value-type="string">
            <text:p>uwagi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en.wiktionary.org/wiki/え" xlink:type="simple">え</text:a></text:p>
          </table:table-cell>
          <table:table-cell office:value-type="string" calcext:value-type="string">
            <text:p>【<text:a xlink:href="https://en.wiktionary.org/wiki/絵" xlink:type="simple">絵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icture, painting, drawing</text:p>
          </table:table-cell>
          <table:table-cell office:value-type="string" calcext:value-type="string">
            <text:p>e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en.wiktionary.org/wiki/えいが" xlink:type="simple">えいが</text:a></text:p>
          </table:table-cell>
          <table:table-cell office:value-type="string" calcext:value-type="string">
            <text:p>【<text:a xlink:href="https://en.wiktionary.org/wiki/映画" xlink:type="simple">映画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ovie, motion picture</text:p>
          </table:table-cell>
          <table:table-cell office:value-type="string" calcext:value-type="string">
            <text:p>eiga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en.wiktionary.org/wiki/えいがかん" xlink:type="simple">えいがかん</text:a></text:p>
          </table:table-cell>
          <table:table-cell office:value-type="string" calcext:value-type="string">
            <text:p>【<text:a xlink:href="https://en.wiktionary.org/wiki/映画館" xlink:type="simple">映画館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 movie theatre</text:p>
          </table:table-cell>
          <table:table-cell office:value-type="string" calcext:value-type="string">
            <text:p>eigakan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en.wiktionary.org/wiki/えいご" xlink:type="simple">えいご</text:a></text:p>
          </table:table-cell>
          <table:table-cell office:value-type="string" calcext:value-type="string">
            <text:p>【<text:a xlink:href="https://en.wiktionary.org/wiki/英語" xlink:type="simple">英語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nglish, the English language</text:p>
          </table:table-cell>
          <table:table-cell office:value-type="string" calcext:value-type="string">
            <text:p>eigo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en.wiktionary.org/wiki/ええ" xlink:type="simple">ええ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感)</text:p>
          </table:table-cell>
          <table:table-cell office:value-type="string" calcext:value-type="string">
            <text:p>yes, yeah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en.wiktionary.org/wiki/えき" xlink:type="simple">えき</text:a></text:p>
          </table:table-cell>
          <table:table-cell office:value-type="string" calcext:value-type="string">
            <text:p>【<text:a xlink:href="https://en.wiktionary.org/wiki/駅" xlink:type="simple">駅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ek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en.wiktionary.org/wiki/エレベーター" xlink:type="simple">エレベーター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erebeーtaー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～<text:a xlink:href="https://en.wiktionary.org/wiki/えん" xlink:type="simple">えん</text:a></text:p>
          </table:table-cell>
          <table:table-cell office:value-type="string" calcext:value-type="string">
            <text:p>【～<text:a xlink:href="https://en.wiktionary.org/wiki/円" xlink:type="simple">円</text:a>】</text:p>
          </table:table-cell>
          <table:table-cell office:value-type="string" calcext:value-type="string">
            <text:p>(名，尾)</text:p>
          </table:table-cell>
          <table:table-cell office:value-type="string" calcext:value-type="string">
            <text:p>~yen</text:p>
          </table:table-cell>
          <table:table-cell office:value-type="string" calcext:value-type="string">
            <text:p>～e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en.wiktionary.org/wiki/えんぴつ" xlink:type="simple">えんぴつ</text:a></text:p>
          </table:table-cell>
          <table:table-cell office:value-type="string" calcext:value-type="string">
            <text:p>【<text:a xlink:href="https://en.wiktionary.org/wiki/鉛筆" xlink:type="simple">鉛筆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enpitsu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en.wiktionary.org/wiki/おいしい" xlink:type="simple">おいしい</text:a></text:p>
          </table:table-cell>
          <table:table-cell office:value-type="string" calcext:value-type="string">
            <text:p>【<text:a xlink:href="https://en.wiktionary.org/wiki/美味しい" xlink:type="simple">美味し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good-tasting, delicious</text:p>
          </table:table-cell>
          <table:table-cell office:value-type="string" calcext:value-type="string">
            <text:p>oishii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en.wiktionary.org/wiki/おおきい" xlink:type="simple">おおきい</text:a></text:p>
          </table:table-cell>
          <table:table-cell office:value-type="string" calcext:value-type="string">
            <text:p>【<text:a xlink:href="https://en.wiktionary.org/wiki/大きい" xlink:type="simple">大き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big, large, great</text:p>
          </table:table-cell>
          <table:table-cell office:value-type="string" calcext:value-type="string">
            <text:p>ookii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en.wiktionary.org/wiki/おおぜい" xlink:type="simple">おおぜい</text:a></text:p>
          </table:table-cell>
          <table:table-cell office:value-type="string" calcext:value-type="string">
            <text:p>【<text:a xlink:href="https://en.wiktionary.org/wiki/大勢" xlink:type="simple">大勢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 great number of people, a crowd</text:p>
          </table:table-cell>
          <table:table-cell office:value-type="string" calcext:value-type="string">
            <text:p>oozei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en.wiktionary.org/wiki/おかあさん" xlink:type="simple">おかあさん</text:a></text:p>
          </table:table-cell>
          <table:table-cell office:value-type="string" calcext:value-type="string">
            <text:p>【<text:a xlink:href="https://en.wiktionary.org/wiki/お母さん" xlink:type="simple">お母さん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okaasan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en.wiktionary.org/wiki/おかし" xlink:type="simple">おかし</text:a></text:p>
          </table:table-cell>
          <table:table-cell office:value-type="string" calcext:value-type="string">
            <text:p>【<text:a xlink:href="https://en.wiktionary.org/wiki/お菓子" xlink:type="simple">お菓子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weets, confectionary, cake, pastry</text:p>
          </table:table-cell>
          <table:table-cell office:value-type="string" calcext:value-type="string">
            <text:p>okash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en.wiktionary.org/wiki/おかね" xlink:type="simple">おかね</text:a></text:p>
          </table:table-cell>
          <table:table-cell office:value-type="string" calcext:value-type="string">
            <text:p>【<text:a xlink:href="https://en.wiktionary.org/wiki/お金" xlink:type="simple">お金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okane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en.wiktionary.org/wiki/おきる" xlink:type="simple">おきる</text:a></text:p>
          </table:table-cell>
          <table:table-cell office:value-type="string" calcext:value-type="string">
            <text:p>【<text:a xlink:href="https://en.wiktionary.org/wiki/起きる" xlink:type="simple">起きる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wake up, get up; be up, be awake; take place, occur;</text:p>
          </table:table-cell>
          <table:table-cell office:value-type="string" calcext:value-type="string">
            <text:p>okiru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en.wiktionary.org/wiki/おく" xlink:type="simple">おく</text:a></text:p>
          </table:table-cell>
          <table:table-cell office:value-type="string" calcext:value-type="string">
            <text:p>【<text:a xlink:href="https://en.wiktionary.org/wiki/置く" xlink:type="simple">置く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put, place, lay, leave</text:p>
          </table:table-cell>
          <table:table-cell office:value-type="string" calcext:value-type="string">
            <text:p>oku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en.wiktionary.org/wiki/おくさん" xlink:type="simple">おくさん</text:a></text:p>
          </table:table-cell>
          <table:table-cell office:value-type="string" calcext:value-type="string">
            <text:p>【<text:a xlink:href="https://en.wiktionary.org/wiki/奥さん" xlink:type="simple">奥さん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ife, married woman</text:p>
          </table:table-cell>
          <table:table-cell office:value-type="string" calcext:value-type="string">
            <text:p>okusan</text:p>
          </table:table-cell>
        </table:table-row>
        <table:table-row table:style-name="ro7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en.wiktionary.org/wiki/おさけ" xlink:type="simple">おさけ</text:a></text:p>
          </table:table-cell>
          <table:table-cell office:value-type="string" calcext:value-type="string">
            <text:p>【<text:a xlink:href="https://en.wiktionary.org/wiki/お酒" xlink:type="simple">お酒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liquor, alcoholic beverage; sake, Japanese rice wine</text:p>
          </table:table-cell>
          <table:table-cell office:value-type="string" calcext:value-type="string">
            <text:p>osake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en.wiktionary.org/wiki/おさら" xlink:type="simple">おさら</text:a></text:p>
          </table:table-cell>
          <table:table-cell office:value-type="string" calcext:value-type="string">
            <text:p>【<text:a xlink:href="https://en.wiktionary.org/wiki/お皿" xlink:type="simple">お皿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dish, plate, saucer, etc</text:p>
          </table:table-cell>
          <table:table-cell office:value-type="string" calcext:value-type="string">
            <text:p>osara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en.wiktionary.org/wiki/おじさん" xlink:type="simple">おじさん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uncle, a middle-aged man</text:p>
          </table:table-cell>
          <table:table-cell office:value-type="string" calcext:value-type="string">
            <text:p>ojisan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s://en.wiktionary.org/wiki/おじいさん" xlink:type="simple">おじいさん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grandfather, an old man</text:p>
          </table:table-cell>
          <table:table-cell office:value-type="string" calcext:value-type="string">
            <text:p>ojiisan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s://en.wiktionary.org/wiki/おしえる" xlink:type="simple">おしえる</text:a></text:p>
          </table:table-cell>
          <table:table-cell office:value-type="string" calcext:value-type="string">
            <text:p>【<text:a xlink:href="https://en.wiktionary.org/wiki/教える" xlink:type="simple">教える</text:a>】</text:p>
          </table:table-cell>
          <table:table-cell office:value-type="string" calcext:value-type="string">
            <text:p>(動II)</text:p>
          </table:table-cell>
          <table:table-cell office:value-type="string" calcext:value-type="string">
            <text:p>teach; tell, inform</text:p>
          </table:table-cell>
          <table:table-cell office:value-type="string" calcext:value-type="string">
            <text:p>oshieru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s://en.wiktionary.org/wiki/おす" xlink:type="simple">おす</text:a></text:p>
          </table:table-cell>
          <table:table-cell office:value-type="string" calcext:value-type="string">
            <text:p>【<text:a xlink:href="https://en.wiktionary.org/wiki/押す" xlink:type="simple">押す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push; stamp, seal</text:p>
          </table:table-cell>
          <table:table-cell office:value-type="string" calcext:value-type="string">
            <text:p>osu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s://en.wiktionary.org/wiki/おそい" xlink:type="simple">おそい</text:a></text:p>
          </table:table-cell>
          <table:table-cell office:value-type="string" calcext:value-type="string">
            <text:p>【<text:a xlink:href="https://en.wiktionary.org/wiki/遅い" xlink:type="simple">遅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late; slow</text:p>
          </table:table-cell>
          <table:table-cell office:value-type="string" calcext:value-type="string">
            <text:p>oso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s://en.wiktionary.org/wiki/おちゃ" xlink:type="simple">おちゃ</text:a></text:p>
          </table:table-cell>
          <table:table-cell office:value-type="string" calcext:value-type="string">
            <text:p>【<text:a xlink:href="https://en.wiktionary.org/wiki/お茶" xlink:type="simple">お茶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ocha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s://en.wiktionary.org/wiki/おてあらい" xlink:type="simple">おてあらい</text:a></text:p>
          </table:table-cell>
          <table:table-cell office:value-type="string" calcext:value-type="string">
            <text:p>【<text:a xlink:href="https://en.wiktionary.org/wiki/お手洗い" xlink:type="simple">お手洗い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lavatory, rest room, Ladies' Room, Men's Room</text:p>
          </table:table-cell>
          <table:table-cell office:value-type="string" calcext:value-type="string">
            <text:p>otearai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s://en.wiktionary.org/wiki/おとうさん" xlink:type="simple">おとうさん</text:a></text:p>
          </table:table-cell>
          <table:table-cell office:value-type="string" calcext:value-type="string">
            <text:p>【<text:a xlink:href="https://en.wiktionary.org/wiki/お父さん" xlink:type="simple">お父さん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otousan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s://en.wiktionary.org/wiki/おとうと" xlink:type="simple">おとうと</text:a></text:p>
          </table:table-cell>
          <table:table-cell office:value-type="string" calcext:value-type="string">
            <text:p>【<text:a xlink:href="https://en.wiktionary.org/wiki/弟" xlink:type="simple">弟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otout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s://en.wiktionary.org/wiki/おとこ" xlink:type="simple">おとこ</text:a></text:p>
          </table:table-cell>
          <table:table-cell office:value-type="string" calcext:value-type="string">
            <text:p>【<text:a xlink:href="https://en.wiktionary.org/wiki/男" xlink:type="simple">男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an, male</text:p>
          </table:table-cell>
          <table:table-cell office:value-type="string" calcext:value-type="string">
            <text:p>otok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n.wiktionary.org/wiki/おとこのこ" xlink:type="simple">おとこのこ</text:a></text:p>
          </table:table-cell>
          <table:table-cell office:value-type="string" calcext:value-type="string">
            <text:p>【<text:a xlink:href="https://en.wiktionary.org/wiki/男の子" xlink:type="simple">男の子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otokonoko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s://en.wiktionary.org/wiki/おととい" xlink:type="simple">おととい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ototoi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s://en.wiktionary.org/wiki/おととし" xlink:type="simple">おととし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e year before last</text:p>
          </table:table-cell>
          <table:table-cell office:value-type="string" calcext:value-type="string">
            <text:p>ototoshi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s://en.wiktionary.org/wiki/おとな" xlink:type="simple">おとな</text:a></text:p>
          </table:table-cell>
          <table:table-cell office:value-type="string" calcext:value-type="string">
            <text:p>【<text:a xlink:href="https://en.wiktionary.org/wiki/大人" xlink:type="simple">大人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n adult, a grown up</text:p>
          </table:table-cell>
          <table:table-cell office:value-type="string" calcext:value-type="string">
            <text:p>oto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s://en.wiktionary.org/wiki/おなか" xlink:type="simple">おなか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onaka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en.wiktionary.org/wiki/おなじ" xlink:type="simple">おなじ</text:a></text:p>
          </table:table-cell>
          <table:table-cell office:value-type="string" calcext:value-type="string">
            <text:p>【<text:a xlink:href="https://en.wiktionary.org/wiki/同じ" xlink:type="simple">同じ</text:a>】</text:p>
          </table:table-cell>
          <table:table-cell office:value-type="string" calcext:value-type="string">
            <text:p>(形動)</text:p>
          </table:table-cell>
          <table:table-cell office:value-type="string" calcext:value-type="string">
            <text:p>the same, alike</text:p>
          </table:table-cell>
          <table:table-cell office:value-type="string" calcext:value-type="string">
            <text:p>onaji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s://en.wiktionary.org/wiki/おにいさん" xlink:type="simple">おにいさん</text:a></text:p>
          </table:table-cell>
          <table:table-cell office:value-type="string" calcext:value-type="string">
            <text:p>【<text:a xlink:href="https://en.wiktionary.org/wiki/お兄さん" xlink:type="simple">お兄さん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oniisa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s://en.wiktionary.org/wiki/おねえさん" xlink:type="simple">おねえさん</text:a></text:p>
          </table:table-cell>
          <table:table-cell office:value-type="string" calcext:value-type="string">
            <text:p>【<text:a xlink:href="https://en.wiktionary.org/wiki/お姉さん" xlink:type="simple">お姉さん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oneesan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s://en.wiktionary.org/wiki/おばさん" xlink:type="simple">おばさん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unt; a middle-aged woman, a lady</text:p>
          </table:table-cell>
          <table:table-cell office:value-type="string" calcext:value-type="string">
            <text:p>obasan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s://en.wiktionary.org/wiki/おばあさん" xlink:type="simple">おばあさん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grandmother; an elderly lady</text:p>
          </table:table-cell>
          <table:table-cell office:value-type="string" calcext:value-type="string">
            <text:p>obaasa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en.wiktionary.org/wiki/おべんとう" xlink:type="simple">おべんとう</text:a></text:p>
          </table:table-cell>
          <table:table-cell office:value-type="string" calcext:value-type="string">
            <text:p>【<text:a xlink:href="https://en.wiktionary.org/wiki/お弁当" xlink:type="simple">お弁当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ox lunch</text:p>
          </table:table-cell>
          <table:table-cell office:value-type="string" calcext:value-type="string">
            <text:p>obentou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s://en.wiktionary.org/wiki/おぼえる" xlink:type="simple">おぼえる</text:a></text:p>
          </table:table-cell>
          <table:table-cell office:value-type="string" calcext:value-type="string">
            <text:p>【<text:a xlink:href="https://en.wiktionary.org/wiki/覚える" xlink:type="simple">覚える</text:a>】</text:p>
          </table:table-cell>
          <table:table-cell office:value-type="string" calcext:value-type="string">
            <text:p>(動II)</text:p>
          </table:table-cell>
          <table:table-cell office:value-type="string" calcext:value-type="string">
            <text:p>memorize, remember, know; learn, master</text:p>
          </table:table-cell>
          <table:table-cell office:value-type="string" calcext:value-type="string">
            <text:p>oboeru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s://en.wiktionary.org/wiki/おもい" xlink:type="simple">おもい</text:a></text:p>
          </table:table-cell>
          <table:table-cell office:value-type="string" calcext:value-type="string">
            <text:p>【<text:a xlink:href="https://en.wiktionary.org/wiki/重い" xlink:type="simple">重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heavy; severe, grave</text:p>
          </table:table-cell>
          <table:table-cell office:value-type="string" calcext:value-type="string">
            <text:p>omoi</text:p>
          </table:table-cell>
        </table:table-row>
        <table:table-row table:style-name="ro7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s://en.wiktionary.org/wiki/おもしろい" xlink:type="simple">おもしろい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amusing, funny; pleasant, entertaining; interesting</text:p>
          </table:table-cell>
          <table:table-cell office:value-type="string" calcext:value-type="string">
            <text:p>omoshiroi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s://en.wiktionary.org/wiki/およぐ" xlink:type="simple">およぐ</text:a></text:p>
          </table:table-cell>
          <table:table-cell office:value-type="string" calcext:value-type="string">
            <text:p>【<text:a xlink:href="https://en.wiktionary.org/wiki/泳ぐ" xlink:type="simple">泳ぐ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oyogu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s://en.wiktionary.org/wiki/おりる" xlink:type="simple">おりる</text:a></text:p>
          </table:table-cell>
          <table:table-cell office:value-type="string" calcext:value-type="string">
            <text:p>【<text:a xlink:href="https://en.wiktionary.org/wiki/降りる" xlink:type="simple">降りる</text:a>】</text:p>
          </table:table-cell>
          <table:table-cell office:value-type="string" calcext:value-type="string">
            <text:p>(動II)</text:p>
          </table:table-cell>
          <table:table-cell office:value-type="string" calcext:value-type="string">
            <text:p>get off, disembark</text:p>
          </table:table-cell>
          <table:table-cell office:value-type="string" calcext:value-type="string">
            <text:p>oriru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tionary.org/wiki/おわる" xlink:type="simple">おわる</text:a></text:p>
          </table:table-cell>
          <table:table-cell office:value-type="string" calcext:value-type="string">
            <text:p>【<text:a xlink:href="https://en.wiktionary.org/wiki/終る" xlink:type="simple">終わる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end; to finish doing something</text:p>
          </table:table-cell>
          <table:table-cell office:value-type="string" calcext:value-type="string">
            <text:p>owaru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s://en.wiktionary.org/wiki/おんがく" xlink:type="simple">おんがく</text:a></text:p>
          </table:table-cell>
          <table:table-cell office:value-type="string" calcext:value-type="string">
            <text:p>【<text:a xlink:href="https://en.wiktionary.org/wiki/音楽" xlink:type="simple">音楽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ongaku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s://en.wiktionary.org/wiki/おんな" xlink:type="simple">おんな</text:a></text:p>
          </table:table-cell>
          <table:table-cell office:value-type="string" calcext:value-type="string">
            <text:p>【<text:a xlink:href="https://en.wiktionary.org/wiki/女" xlink:type="simple">女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oman, female</text:p>
          </table:table-cell>
          <table:table-cell office:value-type="string" calcext:value-type="string">
            <text:p>onn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s://en.wiktionary.org/wiki/おんなのこ" xlink:type="simple">おんなのこ</text:a></text:p>
          </table:table-cell>
          <table:table-cell office:value-type="string" calcext:value-type="string">
            <text:p>【<text:a xlink:href="https://en.wiktionary.org/wiki/女の子" xlink:type="simple">女の子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onnanok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~<text:a xlink:href="https://en.wiktionary.org/wiki/かい" xlink:type="simple">かい</text:a></text:p>
          </table:table-cell>
          <table:table-cell office:value-type="string" calcext:value-type="string">
            <text:p>【~<text:a xlink:href="https://en.wiktionary.org/wiki/回" xlink:type="simple">回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~th times</text:p>
          </table:table-cell>
          <table:table-cell office:value-type="string" calcext:value-type="string">
            <text:p>~kai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~<text:a xlink:href="https://en.wiktionary.org/wiki/かい" xlink:type="simple">かい</text:a></text:p>
          </table:table-cell>
          <table:table-cell office:value-type="string" calcext:value-type="string">
            <text:p>【~<text:a xlink:href="https://en.wiktionary.org/wiki/階" xlink:type="simple">階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~th floor</text:p>
          </table:table-cell>
          <table:table-cell office:value-type="string" calcext:value-type="string">
            <text:p>~kai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s://en.wiktionary.org/wiki/がいこく" xlink:type="simple">がいこく</text:a></text:p>
          </table:table-cell>
          <table:table-cell office:value-type="string" calcext:value-type="string">
            <text:p>【<text:a xlink:href="https://en.wiktionary.org/wiki/外国" xlink:type="simple">外国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gaikoku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s://en.wiktionary.org/wiki/がいこくじん" xlink:type="simple">がいこくじん</text:a></text:p>
          </table:table-cell>
          <table:table-cell office:value-type="string" calcext:value-type="string">
            <text:p>【<text:a xlink:href="https://en.wiktionary.org/wiki/外国人" xlink:type="simple">外国人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gaikokuji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tionary.org/wiki/かいしゃ" xlink:type="simple">かいしゃ</text:a></text:p>
          </table:table-cell>
          <table:table-cell office:value-type="string" calcext:value-type="string">
            <text:p>【<text:a xlink:href="https://en.wiktionary.org/wiki/会社" xlink:type="simple">会社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orporation</text:p>
          </table:table-cell>
          <table:table-cell office:value-type="string" calcext:value-type="string">
            <text:p>kaish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s://en.wiktionary.org/wiki/かいだん" xlink:type="simple">かいだん</text:a></text:p>
          </table:table-cell>
          <table:table-cell office:value-type="string" calcext:value-type="string">
            <text:p>【<text:a xlink:href="https://en.wiktionary.org/wiki/階段" xlink:type="simple">階段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kaid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s://en.wiktionary.org/wiki/かいもの" xlink:type="simple">かいもの</text:a></text:p>
          </table:table-cell>
          <table:table-cell office:value-type="string" calcext:value-type="string">
            <text:p>【<text:a xlink:href="https://en.wiktionary.org/wiki/買い物" xlink:type="simple">買い物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kaimono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s://en.wiktionary.org/wiki/かう" xlink:type="simple">かう</text:a></text:p>
          </table:table-cell>
          <table:table-cell office:value-type="string" calcext:value-type="string">
            <text:p>【<text:a xlink:href="https://en.wiktionary.org/wiki/買う" xlink:type="simple">買う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buy, shop, purchase</text:p>
          </table:table-cell>
          <table:table-cell office:value-type="string" calcext:value-type="string">
            <text:p>kau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en.wiktionary.org/wiki/かえす" xlink:type="simple">かえす</text:a></text:p>
          </table:table-cell>
          <table:table-cell office:value-type="string" calcext:value-type="string">
            <text:p>【<text:a xlink:href="https://en.wiktionary.org/wiki/返す" xlink:type="simple">返す 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return, turn over</text:p>
          </table:table-cell>
          <table:table-cell office:value-type="string" calcext:value-type="string">
            <text:p>kaesu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s://en.wiktionary.org/wiki/かえる" xlink:type="simple">かえる</text:a></text:p>
          </table:table-cell>
          <table:table-cell office:value-type="string" calcext:value-type="string">
            <text:p>【<text:a xlink:href="https://en.wiktionary.org/wiki/帰る" xlink:type="simple">帰る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go back, return</text:p>
          </table:table-cell>
          <table:table-cell office:value-type="string" calcext:value-type="string">
            <text:p>kaeru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s://en.wiktionary.org/wiki/かお" xlink:type="simple">かお</text:a></text:p>
          </table:table-cell>
          <table:table-cell office:value-type="string" calcext:value-type="string">
            <text:p>【<text:a xlink:href="https://en.wiktionary.org/wiki/顔" xlink:type="simple">顔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kao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s://en.wiktionary.org/wiki/かかる_（時間がかかる）" xlink:type="simple">かかる （時間がかかる）</text:a></text:p>
          </table:table-cell>
          <table:table-cell table:style-name="ce2"/>
          <table:table-cell office:value-type="string" calcext:value-type="string">
            <text:p>(動I)</text:p>
          </table:table-cell>
          <table:table-cell office:value-type="string" calcext:value-type="string">
            <text:p>take/require (time/money/resource)</text:p>
          </table:table-cell>
          <table:table-cell office:value-type="string" calcext:value-type="string">
            <text:p>kakaru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s://en.wiktionary.org/wiki/かぎ" xlink:type="simple">かぎ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ag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s://en.wiktionary.org/wiki/かく" xlink:type="simple">かく</text:a></text:p>
          </table:table-cell>
          <table:table-cell office:value-type="string" calcext:value-type="string">
            <text:p>【<text:a xlink:href="https://en.wiktionary.org/wiki/書く" xlink:type="simple">書く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kaku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s://en.wiktionary.org/wiki/がくせい" xlink:type="simple">がくせい</text:a></text:p>
          </table:table-cell>
          <table:table-cell office:value-type="string" calcext:value-type="string">
            <text:p>【<text:a xlink:href="https://en.wiktionary.org/wiki/学生" xlink:type="simple">学生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gakuse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s://en.wiktionary.org/wiki/~かげつ" xlink:type="simple">~かげつ</text:a></text:p>
          </table:table-cell>
          <table:table-cell office:value-type="string" calcext:value-type="string">
            <text:p>【<text:a xlink:href="https://en.wiktionary.org/wiki/~か月" xlink:type="simple">~か月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~months</text:p>
          </table:table-cell>
          <table:table-cell office:value-type="string" calcext:value-type="string">
            <text:p>~kagetsu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tionary.org/wiki/かける_（眼鏡をかける）" xlink:type="simple">かける （眼鏡をかける）</text:a></text:p>
          </table:table-cell>
          <table:table-cell table:style-name="ce2" table:number-columns-repeated="2"/>
          <table:table-cell office:value-type="string" calcext:value-type="string">
            <text:p>wear (glasses)</text:p>
          </table:table-cell>
          <table:table-cell office:value-type="string" calcext:value-type="string">
            <text:p>kakeru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s://en.wiktionary.org/wiki/かける_（電話をかける）" xlink:type="simple">かける （電話をかける）</text:a></text:p>
          </table:table-cell>
          <table:table-cell table:style-name="ce2" table:number-columns-repeated="2"/>
          <table:table-cell office:value-type="string" calcext:value-type="string">
            <text:p>make a phone call</text:p>
          </table:table-cell>
          <table:table-cell office:value-type="string" calcext:value-type="string">
            <text:p>kakeru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s://en.wiktionary.org/wiki/かさ" xlink:type="simple">かさ</text:a></text:p>
          </table:table-cell>
          <table:table-cell office:value-type="string" calcext:value-type="string">
            <text:p>【<text:a xlink:href="https://en.wiktionary.org/wiki/傘" xlink:type="simple">傘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kas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s://en.wiktionary.org/wiki/かす" xlink:type="simple">かす</text:a></text:p>
          </table:table-cell>
          <table:table-cell office:value-type="string" calcext:value-type="string">
            <text:p>【<text:a xlink:href="https://en.wiktionary.org/wiki/貸す" xlink:type="simple">貸す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rent, lease</text:p>
          </table:table-cell>
          <table:table-cell office:value-type="string" calcext:value-type="string">
            <text:p>kasu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s://en.wiktionary.org/wiki/かぜ" xlink:type="simple">かぜ</text:a></text:p>
          </table:table-cell>
          <table:table-cell office:value-type="string" calcext:value-type="string">
            <text:p>【<text:a xlink:href="https://en.wiktionary.org/wiki/風" xlink:type="simple">風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ind, breeze</text:p>
          </table:table-cell>
          <table:table-cell office:value-type="string" calcext:value-type="string">
            <text:p>kaz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s://en.wiktionary.org/wiki/かぞく" xlink:type="simple">かぞく</text:a></text:p>
          </table:table-cell>
          <table:table-cell office:value-type="string" calcext:value-type="string">
            <text:p>【<text:a xlink:href="https://en.wiktionary.org/wiki/家族" xlink:type="simple">家族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kazoku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s://en.wiktionary.org/wiki/かた" xlink:type="simple">かた</text:a></text:p>
          </table:table-cell>
          <table:table-cell office:value-type="string" calcext:value-type="string">
            <text:p>【<text:a xlink:href="https://en.wiktionary.org/wiki/（この方）" xlink:type="simple">（この方）</text:a>】</text:p>
          </table:table-cell>
          <table:table-cell table:style-name="ce2"/>
          <table:table-cell office:value-type="string" calcext:value-type="string">
            <text:p>direction, way, person</text:p>
          </table:table-cell>
          <table:table-cell office:value-type="string" calcext:value-type="string">
            <text:p>kat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s://en.wiktionary.org/wiki/かたかな" xlink:type="simple">かたかな</text:a></text:p>
          </table:table-cell>
          <table:table-cell office:value-type="string" calcext:value-type="string">
            <text:p>【<text:a xlink:href="https://en.wiktionary.org/wiki/片仮名" xlink:type="simple">片仮名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Katakana</text:p>
          </table:table-cell>
          <table:table-cell office:value-type="string" calcext:value-type="string">
            <text:p>katakan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s://en.wiktionary.org/wiki/~がつ" xlink:type="simple">~がつ</text:a></text:p>
          </table:table-cell>
          <table:table-cell office:value-type="string" calcext:value-type="string">
            <text:p>【<text:a xlink:href="https://en.wiktionary.org/wiki/~月" xlink:type="simple">~月 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~month</text:p>
          </table:table-cell>
          <table:table-cell office:value-type="string" calcext:value-type="string">
            <text:p>~gatsu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s://en.wiktionary.org/wiki/がっこう" xlink:type="simple">がっこう</text:a></text:p>
          </table:table-cell>
          <table:table-cell office:value-type="string" calcext:value-type="string">
            <text:p>【<text:a xlink:href="https://en.wiktionary.org/wiki/学校" xlink:type="simple">学校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gakkou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s://en.wiktionary.org/wiki/かど" xlink:type="simple">かど</text:a></text:p>
          </table:table-cell>
          <table:table-cell office:value-type="string" calcext:value-type="string">
            <text:p>【<text:a xlink:href="https://en.wiktionary.org/wiki/角" xlink:type="simple">角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kad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s://en.wiktionary.org/wiki/かない" xlink:type="simple">かない</text:a></text:p>
          </table:table-cell>
          <table:table-cell office:value-type="string" calcext:value-type="string">
            <text:p>【<text:a xlink:href="https://en.wiktionary.org/wiki/家内" xlink:type="simple">家内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kanai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s://en.wiktionary.org/wiki/かばん" xlink:type="simple">かばん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kaban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s://en.wiktionary.org/wiki/かびん" xlink:type="simple">かびん</text:a></text:p>
          </table:table-cell>
          <table:table-cell office:value-type="string" calcext:value-type="string">
            <text:p>【<text:a xlink:href="https://en.wiktionary.org/wiki/花瓶" xlink:type="simple">花瓶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kabin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s://en.wiktionary.org/wiki/かぶる" xlink:type="simple">かぶる</text:a></text:p>
          </table:table-cell>
          <table:table-cell table:style-name="ce2"/>
          <table:table-cell office:value-type="string" calcext:value-type="string">
            <text:p>(動I)</text:p>
          </table:table-cell>
          <table:table-cell office:value-type="string" calcext:value-type="string">
            <text:p>wear (hat, cap, mask, helmet)</text:p>
          </table:table-cell>
          <table:table-cell office:value-type="string" calcext:value-type="string">
            <text:p>kaburu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s://en.wiktionary.org/wiki/かみ" xlink:type="simple">かみ</text:a></text:p>
          </table:table-cell>
          <table:table-cell office:value-type="string" calcext:value-type="string">
            <text:p>【<text:a xlink:href="https://en.wiktionary.org/wiki/紙" xlink:type="simple">紙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kam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s://en.wiktionary.org/wiki/カメラ" xlink:type="simple">カメラ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kamer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s://en.wiktionary.org/wiki/かようび" xlink:type="simple">かようび</text:a></text:p>
          </table:table-cell>
          <table:table-cell office:value-type="string" calcext:value-type="string">
            <text:p>【<text:a xlink:href="https://en.wiktionary.org/wiki/火曜日" xlink:type="simple">火曜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kayoub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s://en.wiktionary.org/wiki/からい" xlink:type="simple">からい</text:a></text:p>
          </table:table-cell>
          <table:table-cell office:value-type="string" calcext:value-type="string">
            <text:p>【<text:a xlink:href="https://en.wiktionary.org/wiki/辛い" xlink:type="simple">辛い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hot, spicy</text:p>
          </table:table-cell>
          <table:table-cell office:value-type="string" calcext:value-type="string">
            <text:p>karai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s://en.wiktionary.org/wiki/からだ" xlink:type="simple">からだ</text:a></text:p>
          </table:table-cell>
          <table:table-cell office:value-type="string" calcext:value-type="string">
            <text:p>【<text:a xlink:href="https://en.wiktionary.org/wiki/体" xlink:type="simple">体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karad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s://en.wiktionary.org/wiki/かりる" xlink:type="simple">かりる</text:a></text:p>
          </table:table-cell>
          <table:table-cell office:value-type="string" calcext:value-type="string">
            <text:p>【<text:a xlink:href="https://en.wiktionary.org/wiki/借りる" xlink:type="simple">借りる </text:a>】</text:p>
          </table:table-cell>
          <table:table-cell table:style-name="ce2"/>
          <table:table-cell office:value-type="string" calcext:value-type="string">
            <text:p>borrow</text:p>
          </table:table-cell>
          <table:table-cell office:value-type="string" calcext:value-type="string">
            <text:p>kariru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s://en.wiktionary.org/wiki/~がる" xlink:type="simple">~がる</text:a></text:p>
          </table:table-cell>
          <table:table-cell table:style-name="ce2"/>
          <table:table-cell office:value-type="string" calcext:value-type="string">
            <text:p>(尾)</text:p>
          </table:table-cell>
          <table:table-cell office:value-type="string" calcext:value-type="string">
            <text:p>to feel ~</text:p>
          </table:table-cell>
          <table:table-cell office:value-type="string" calcext:value-type="string">
            <text:p>~garu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s://en.wiktionary.org/wiki/かるい" xlink:type="simple">かるい</text:a></text:p>
          </table:table-cell>
          <table:table-cell office:value-type="string" calcext:value-type="string">
            <text:p>【<text:a xlink:href="https://en.wiktionary.org/wiki/軽い" xlink:type="simple">軽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karui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s://en.wiktionary.org/wiki/カレンダー" xlink:type="simple">カレンダー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karendaー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s://en.wiktionary.org/wiki/かわ" xlink:type="simple">かわ</text:a></text:p>
          </table:table-cell>
          <table:table-cell office:value-type="string" calcext:value-type="string">
            <text:p>【<text:a xlink:href="https://en.wiktionary.org/wiki/川" xlink:type="simple">川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kaw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s://en.wiktionary.org/wiki/かわ" xlink:type="simple">かわ</text:a></text:p>
          </table:table-cell>
          <table:table-cell office:value-type="string" calcext:value-type="string">
            <text:p>【<text:a xlink:href="https://en.wiktionary.org/wiki/河" xlink:type="simple">河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kaw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en.wiktionary.org/wiki/~がわ" xlink:type="simple">~がわ</text:a></text:p>
          </table:table-cell>
          <table:table-cell office:value-type="string" calcext:value-type="string">
            <text:p>【<text:a xlink:href="https://en.wiktionary.org/wiki/~側" xlink:type="simple">~側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~('s) side</text:p>
          </table:table-cell>
          <table:table-cell office:value-type="string" calcext:value-type="string">
            <text:p>~gaw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s://en.wiktionary.org/wiki/かわいい" xlink:type="simple">かわいい</text:a></text:p>
          </table:table-cell>
          <table:table-cell table:style-name="ce2"/>
          <table:table-cell office:value-type="string" calcext:value-type="string">
            <text:p>(形)</text:p>
          </table:table-cell>
          <table:table-cell office:value-type="string" calcext:value-type="string">
            <text:p>cute, adorable</text:p>
          </table:table-cell>
          <table:table-cell office:value-type="string" calcext:value-type="string">
            <text:p>kawai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en.wiktionary.org/wiki/かんじ" xlink:type="simple">かんじ</text:a></text:p>
          </table:table-cell>
          <table:table-cell office:value-type="string" calcext:value-type="string">
            <text:p>【<text:a xlink:href="https://en.wiktionary.org/wiki/漢字" xlink:type="simple">漢字 </text:a>】</text:p>
          </table:table-cell>
          <table:table-cell office:value-type="string" calcext:value-type="string">
            <text:p>(名)</text:p>
          </table:table-cell>
          <table:table-cell table:number-columns-repeated="2" office:value-type="string" calcext:value-type="string">
            <text:p>kanj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s://en.wiktionary.org/wiki/き" xlink:type="simple">き</text:a></text:p>
          </table:table-cell>
          <table:table-cell office:value-type="string" calcext:value-type="string">
            <text:p>【<text:a xlink:href="https://en.wiktionary.org/wiki/木" xlink:type="simple">木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ood, tree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en.wiktionary.org/wiki/きいろい" xlink:type="simple">きいろい</text:a></text:p>
          </table:table-cell>
          <table:table-cell office:value-type="string" calcext:value-type="string">
            <text:p>【<text:a xlink:href="https://en.wiktionary.org/wiki/黄色い" xlink:type="simple">黄色い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kiiro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s://en.wiktionary.org/wiki/きえる" xlink:type="simple">きえる</text:a></text:p>
          </table:table-cell>
          <table:table-cell office:value-type="string" calcext:value-type="string">
            <text:p>【<text:a xlink:href="https://en.wiktionary.org/wiki/消える" xlink:type="simple">消える</text:a>】</text:p>
          </table:table-cell>
          <table:table-cell table:style-name="ce2"/>
          <table:table-cell office:value-type="string" calcext:value-type="string">
            <text:p>to vanish</text:p>
          </table:table-cell>
          <table:table-cell office:value-type="string" calcext:value-type="string">
            <text:p>kieru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s://en.wiktionary.org/wiki/きく" xlink:type="simple">きく</text:a></text:p>
          </table:table-cell>
          <table:table-cell office:value-type="string" calcext:value-type="string">
            <text:p>【<text:a xlink:href="https://en.wiktionary.org/wiki/聞く" xlink:type="simple">聞く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hear</text:p>
          </table:table-cell>
          <table:table-cell office:value-type="string" calcext:value-type="string">
            <text:p>kiku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s://en.wiktionary.org/wiki/きた" xlink:type="simple">きた</text:a></text:p>
          </table:table-cell>
          <table:table-cell office:value-type="string" calcext:value-type="string">
            <text:p>【<text:a xlink:href="https://en.wiktionary.org/wiki/北" xlink:type="simple">北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kit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s://en.wiktionary.org/wiki/ギター" xlink:type="simple">ギター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gitaー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s://en.wiktionary.org/wiki/きたない" xlink:type="simple">きたない</text:a></text:p>
          </table:table-cell>
          <table:table-cell office:value-type="string" calcext:value-type="string">
            <text:p>【<text:a xlink:href="https://en.wiktionary.org/wiki/汚い" xlink:type="simple">汚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kitana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s://en.wiktionary.org/wiki/きっさてん" xlink:type="simple">きっさてん</text:a></text:p>
          </table:table-cell>
          <table:table-cell office:value-type="string" calcext:value-type="string">
            <text:p>【<text:a xlink:href="https://en.wiktionary.org/wiki/喫茶店" xlink:type="simple">喫茶店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offee lounge</text:p>
          </table:table-cell>
          <table:table-cell office:value-type="string" calcext:value-type="string">
            <text:p>kissat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tionary.org/wiki/きって" xlink:type="simple">きって</text:a></text:p>
          </table:table-cell>
          <table:table-cell office:value-type="string" calcext:value-type="string">
            <text:p>【<text:a xlink:href="https://en.wiktionary.org/wiki/切手" xlink:type="simple">切手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ostage stamp</text:p>
          </table:table-cell>
          <table:table-cell office:value-type="string" calcext:value-type="string">
            <text:p>kitte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s://en.wiktionary.org/wiki/きっぷ" xlink:type="simple">きっぷ</text:a></text:p>
          </table:table-cell>
          <table:table-cell office:value-type="string" calcext:value-type="string">
            <text:p>【<text:a xlink:href="https://en.wiktionary.org/wiki/切符" xlink:type="simple">切符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kippu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s://en.wiktionary.org/wiki/きのう" xlink:type="simple">きのう</text:a></text:p>
          </table:table-cell>
          <table:table-cell office:value-type="string" calcext:value-type="string">
            <text:p>【<text:a xlink:href="https://en.wiktionary.org/wiki/昨日" xlink:type="simple">昨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kinou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s://en.wiktionary.org/wiki/きゅう" xlink:type="simple">きゅう</text:a></text:p>
          </table:table-cell>
          <table:table-cell office:value-type="string" calcext:value-type="string">
            <text:p>【<text:a xlink:href="https://en.wiktionary.org/wiki/九" xlink:type="simple">九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kyuu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s://en.wiktionary.org/wiki/ぎゅうにく" xlink:type="simple">ぎゅうにく</text:a></text:p>
          </table:table-cell>
          <table:table-cell office:value-type="string" calcext:value-type="string">
            <text:p>【<text:a xlink:href="https://en.wiktionary.org/wiki/牛肉" xlink:type="simple">牛肉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gyuuniku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s://en.wiktionary.org/wiki/きょう" xlink:type="simple">きょう</text:a></text:p>
          </table:table-cell>
          <table:table-cell office:value-type="string" calcext:value-type="string">
            <text:p>【<text:a xlink:href="https://en.wiktionary.org/wiki/今日" xlink:type="simple">今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kyou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s://en.wiktionary.org/wiki/きょうしつ" xlink:type="simple">きょうしつ</text:a></text:p>
          </table:table-cell>
          <table:table-cell office:value-type="string" calcext:value-type="string">
            <text:p>【<text:a xlink:href="https://en.wiktionary.org/wiki/教室" xlink:type="simple">教室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kyoushitsu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s://en.wiktionary.org/wiki/きょうだい" xlink:type="simple">きょうだい</text:a></text:p>
          </table:table-cell>
          <table:table-cell office:value-type="string" calcext:value-type="string">
            <text:p>【<text:a xlink:href="https://en.wiktionary.org/wiki/兄弟" xlink:type="simple">兄弟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iblings</text:p>
          </table:table-cell>
          <table:table-cell office:value-type="string" calcext:value-type="string">
            <text:p>kyoudai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s://en.wiktionary.org/wiki/きょねん" xlink:type="simple">きょねん</text:a></text:p>
          </table:table-cell>
          <table:table-cell office:value-type="string" calcext:value-type="string">
            <text:p>【<text:a xlink:href="https://en.wiktionary.org/wiki/去年" xlink:type="simple">去年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kyonen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s://en.wiktionary.org/wiki/きらい" xlink:type="simple">きらい</text:a></text:p>
          </table:table-cell>
          <table:table-cell office:value-type="string" calcext:value-type="string">
            <text:p>【<text:a xlink:href="https://en.wiktionary.org/wiki/嫌い" xlink:type="simple">嫌い </text:a>】</text:p>
          </table:table-cell>
          <table:table-cell table:style-name="ce2"/>
          <table:table-cell office:value-type="string" calcext:value-type="string">
            <text:p>dislike, hate</text:p>
          </table:table-cell>
          <table:table-cell office:value-type="string" calcext:value-type="string">
            <text:p>kirai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s://en.wiktionary.org/wiki/きる" xlink:type="simple">きる</text:a></text:p>
          </table:table-cell>
          <table:table-cell office:value-type="string" calcext:value-type="string">
            <text:p>【<text:a xlink:href="https://en.wiktionary.org/wiki/切る" xlink:type="simple">切る</text:a>】</text:p>
          </table:table-cell>
          <table:table-cell table:style-name="ce2"/>
          <table:table-cell office:value-type="string" calcext:value-type="string">
            <text:p>to cut, to chop</text:p>
          </table:table-cell>
          <table:table-cell office:value-type="string" calcext:value-type="string">
            <text:p>kiru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s://en.wiktionary.org/wiki/きる" xlink:type="simple">きる</text:a></text:p>
          </table:table-cell>
          <table:table-cell office:value-type="string" calcext:value-type="string">
            <text:p>【<text:a xlink:href="https://en.wiktionary.org/wiki/着る" xlink:type="simple">着る</text:a>】</text:p>
          </table:table-cell>
          <table:table-cell table:style-name="ce2"/>
          <table:table-cell office:value-type="string" calcext:value-type="string">
            <text:p>to wear</text:p>
          </table:table-cell>
          <table:table-cell office:value-type="string" calcext:value-type="string">
            <text:p>kiru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s://en.wiktionary.org/wiki/きれい" xlink:type="simple">きれい</text:a></text:p>
          </table:table-cell>
          <table:table-cell table:style-name="ce2"/>
          <table:table-cell office:value-type="string" calcext:value-type="string">
            <text:p>(形)</text:p>
          </table:table-cell>
          <table:table-cell office:value-type="string" calcext:value-type="string">
            <text:p>pretty, beautiful, clean</text:p>
          </table:table-cell>
          <table:table-cell office:value-type="string" calcext:value-type="string">
            <text:p>kirei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s://en.wiktionary.org/wiki/キロ_（キログラム）" xlink:type="simple">キロ （キログラム）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iro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s://en.wiktionary.org/wiki/キロ_（キロメートル）" xlink:type="simple">キロ （キロメートル）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>kir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s://en.wiktionary.org/wiki/ぎんこう" xlink:type="simple">ぎんこう</text:a></text:p>
          </table:table-cell>
          <table:table-cell office:value-type="string" calcext:value-type="string">
            <text:p>【<text:a xlink:href="https://en.wiktionary.org/wiki/銀行" xlink:type="simple">銀行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ginkou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s://en.wiktionary.org/wiki/きんようび" xlink:type="simple">きんようび</text:a></text:p>
          </table:table-cell>
          <table:table-cell office:value-type="string" calcext:value-type="string">
            <text:p>【<text:a xlink:href="https://en.wiktionary.org/wiki/金曜日" xlink:type="simple">金曜日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kinyoubi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s://en.wiktionary.org/wiki/く" xlink:type="simple">く</text:a></text:p>
          </table:table-cell>
          <table:table-cell office:value-type="string" calcext:value-type="string">
            <text:p>【<text:a xlink:href="https://en.wiktionary.org/wiki/工" xlink:type="simple">工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~worker, ~smith</text:p>
          </table:table-cell>
          <table:table-cell office:value-type="string" calcext:value-type="string">
            <text:p>ku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s://en.wiktionary.org/wiki/くすり" xlink:type="simple">くすり</text:a></text:p>
          </table:table-cell>
          <table:table-cell office:value-type="string" calcext:value-type="string">
            <text:p>【<text:a xlink:href="https://en.wiktionary.org/wiki/薬" xlink:type="simple">薬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kusuri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s://en.wiktionary.org/wiki/ください" xlink:type="simple">ください</text:a></text:p>
          </table:table-cell>
          <table:table-cell table:style-name="ce2" table:number-columns-repeated="2"/>
          <table:table-cell office:value-type="string" calcext:value-type="string">
            <text:p>please</text:p>
          </table:table-cell>
          <table:table-cell office:value-type="string" calcext:value-type="string">
            <text:p>kudasai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s://en.wiktionary.org/wiki/くだもの" xlink:type="simple">くだもの</text:a></text:p>
          </table:table-cell>
          <table:table-cell office:value-type="string" calcext:value-type="string">
            <text:p>【<text:a xlink:href="https://en.wiktionary.org/wiki/果物" xlink:type="simple">果物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kudamono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s://en.wiktionary.org/wiki/くち" xlink:type="simple">くち</text:a></text:p>
          </table:table-cell>
          <table:table-cell office:value-type="string" calcext:value-type="string">
            <text:p>【<text:a xlink:href="https://en.wiktionary.org/wiki/口" xlink:type="simple">口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outh, opening, orifice</text:p>
          </table:table-cell>
          <table:table-cell office:value-type="string" calcext:value-type="string">
            <text:p>kuchi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s://en.wiktionary.org/wiki/くつ" xlink:type="simple">くつ</text:a></text:p>
          </table:table-cell>
          <table:table-cell office:value-type="string" calcext:value-type="string">
            <text:p>【<text:a xlink:href="https://en.wiktionary.org/wiki/靴" xlink:type="simple">靴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kutsu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s://en.wiktionary.org/wiki/くつした" xlink:type="simple">くつした</text:a></text:p>
          </table:table-cell>
          <table:table-cell office:value-type="string" calcext:value-type="string">
            <text:p>【<text:a xlink:href="https://en.wiktionary.org/wiki/靴下" xlink:type="simple">靴下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kutsushit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s://en.wiktionary.org/wiki/くに" xlink:type="simple">くに</text:a></text:p>
          </table:table-cell>
          <table:table-cell office:value-type="string" calcext:value-type="string">
            <text:p>【<text:a xlink:href="https://en.wiktionary.org/wiki/国" xlink:type="simple">国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kuni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s://en.wiktionary.org/wiki/くもる" xlink:type="simple">くもる</text:a></text:p>
          </table:table-cell>
          <table:table-cell office:value-type="string" calcext:value-type="string">
            <text:p>【<text:a xlink:href="https://en.wiktionary.org/wiki/曇る" xlink:type="simple">曇る 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become cloudy/dim</text:p>
          </table:table-cell>
          <table:table-cell office:value-type="string" calcext:value-type="string">
            <text:p>kumoru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s://en.wiktionary.org/wiki/くらい" xlink:type="simple">くらい</text:a></text:p>
          </table:table-cell>
          <table:table-cell office:value-type="string" calcext:value-type="string">
            <text:p>【<text:a xlink:href="https://en.wiktionary.org/wiki/暗い" xlink:type="simple">暗い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dark, gloomy</text:p>
          </table:table-cell>
          <table:table-cell office:value-type="string" calcext:value-type="string">
            <text:p>kurai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s://en.wiktionary.org/wiki/~くらい" xlink:type="simple">~くらい</text:a></text:p>
          </table:table-cell>
          <table:table-cell table:style-name="ce2"/>
          <table:table-cell office:value-type="string" calcext:value-type="string">
            <text:p>(尾)</text:p>
          </table:table-cell>
          <table:table-cell office:value-type="string" calcext:value-type="string">
            <text:p>approximate (quantity)</text:p>
          </table:table-cell>
          <table:table-cell office:value-type="string" calcext:value-type="string">
            <text:p>~kurai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s://en.wiktionary.org/wiki/~ぐらい" xlink:type="simple">~ぐらい</text:a></text:p>
          </table:table-cell>
          <table:table-cell table:style-name="ce2"/>
          <table:table-cell office:value-type="string" calcext:value-type="string">
            <text:p>(尾)</text:p>
          </table:table-cell>
          <table:table-cell office:value-type="string" calcext:value-type="string">
            <text:p>approximate (quantity)</text:p>
          </table:table-cell>
          <table:table-cell office:value-type="string" calcext:value-type="string">
            <text:p>~gurai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s://en.wiktionary.org/wiki/クラス" xlink:type="simple">クラス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kurasu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s://en.wiktionary.org/wiki/グラム" xlink:type="simple">グラム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uramu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s://en.wiktionary.org/wiki/くる" xlink:type="simple">くる</text:a></text:p>
          </table:table-cell>
          <table:table-cell office:value-type="string" calcext:value-type="string">
            <text:p>【<text:a xlink:href="https://en.wiktionary.org/wiki/来る" xlink:type="simple">来る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kuru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s://en.wiktionary.org/wiki/くるま" xlink:type="simple">くるま</text:a></text:p>
          </table:table-cell>
          <table:table-cell office:value-type="string" calcext:value-type="string">
            <text:p>【<text:a xlink:href="https://en.wiktionary.org/wiki/車" xlink:type="simple">車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ar, vehicle, wheel</text:p>
          </table:table-cell>
          <table:table-cell office:value-type="string" calcext:value-type="string">
            <text:p>kurum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s://en.wiktionary.org/wiki/くろい" xlink:type="simple">くろい</text:a></text:p>
          </table:table-cell>
          <table:table-cell office:value-type="string" calcext:value-type="string">
            <text:p>【<text:a xlink:href="https://en.wiktionary.org/wiki/黒い" xlink:type="simple">黒い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lack, dark</text:p>
          </table:table-cell>
          <table:table-cell office:value-type="string" calcext:value-type="string">
            <text:p>kuroi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s://en.wiktionary.org/wiki/けさ" xlink:type="simple">けさ</text:a></text:p>
          </table:table-cell>
          <table:table-cell office:value-type="string" calcext:value-type="string">
            <text:p>【<text:a xlink:href="https://en.wiktionary.org/wiki/今朝" xlink:type="simple">今朝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kesa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s://en.wiktionary.org/wiki/けす" xlink:type="simple">けす</text:a></text:p>
          </table:table-cell>
          <table:table-cell office:value-type="string" calcext:value-type="string">
            <text:p>【<text:a xlink:href="https://en.wiktionary.org/wiki/消す" xlink:type="simple">消す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erase, to turn off</text:p>
          </table:table-cell>
          <table:table-cell office:value-type="string" calcext:value-type="string">
            <text:p>kesu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s://en.wiktionary.org/wiki/けっこう" xlink:type="simple">けっこう</text:a></text:p>
          </table:table-cell>
          <table:table-cell office:value-type="string" calcext:value-type="string">
            <text:p>【<text:a xlink:href="https://en.wiktionary.org/wiki/結構" xlink:type="simple">結構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splendid, nice, well enough</text:p>
          </table:table-cell>
          <table:table-cell office:value-type="string" calcext:value-type="string">
            <text:p>kekkou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s://en.wiktionary.org/wiki/けっこん" xlink:type="simple">けっこん</text:a></text:p>
          </table:table-cell>
          <table:table-cell office:value-type="string" calcext:value-type="string">
            <text:p>【<text:a xlink:href="https://en.wiktionary.org/wiki/結婚" xlink:type="simple">結婚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kekko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s://en.wiktionary.org/wiki/げつようび" xlink:type="simple">げつようび</text:a></text:p>
          </table:table-cell>
          <table:table-cell office:value-type="string" calcext:value-type="string">
            <text:p>【<text:a xlink:href="https://en.wiktionary.org/wiki/月曜日" xlink:type="simple">月曜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getsuyoubi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s://en.wiktionary.org/wiki/げんかん" xlink:type="simple">げんかん</text:a></text:p>
          </table:table-cell>
          <table:table-cell office:value-type="string" calcext:value-type="string">
            <text:p>【<text:a xlink:href="https://en.wiktionary.org/wiki/玄関" xlink:type="simple">玄関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ntranceway, entry hall</text:p>
          </table:table-cell>
          <table:table-cell office:value-type="string" calcext:value-type="string">
            <text:p>genkan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s://en.wiktionary.org/wiki/げんき" xlink:type="simple">げんき</text:a></text:p>
          </table:table-cell>
          <table:table-cell office:value-type="string" calcext:value-type="string">
            <text:p>【<text:a xlink:href="https://en.wiktionary.org/wiki/元気" xlink:type="simple">元気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health, spirit, energy</text:p>
          </table:table-cell>
          <table:table-cell office:value-type="string" calcext:value-type="string">
            <text:p>genki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s://en.wiktionary.org/wiki/~こ" xlink:type="simple">~こ</text:a></text:p>
          </table:table-cell>
          <table:table-cell office:value-type="string" calcext:value-type="string">
            <text:p>【<text:a xlink:href="https://en.wiktionary.org/wiki/~個" xlink:type="simple">~個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counter for military units</text:p>
          </table:table-cell>
          <table:table-cell office:value-type="string" calcext:value-type="string">
            <text:p>~ko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s://en.wiktionary.org/wiki/ご" xlink:type="simple">ご</text:a></text:p>
          </table:table-cell>
          <table:table-cell office:value-type="string" calcext:value-type="string">
            <text:p>【<text:a xlink:href="https://en.wiktionary.org/wiki/五" xlink:type="simple">五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go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s://en.wiktionary.org/wiki/~ご" xlink:type="simple">~ご</text:a></text:p>
          </table:table-cell>
          <table:table-cell office:value-type="string" calcext:value-type="string">
            <text:p>【<text:a xlink:href="https://en.wiktionary.org/wiki/~語" xlink:type="simple">~語 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language, word</text:p>
          </table:table-cell>
          <table:table-cell office:value-type="string" calcext:value-type="string">
            <text:p>~g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s://en.wiktionary.org/wiki/こうえん" xlink:type="simple">こうえん</text:a></text:p>
          </table:table-cell>
          <table:table-cell office:value-type="string" calcext:value-type="string">
            <text:p>【<text:a xlink:href="https://en.wiktionary.org/wiki/公園" xlink:type="simple">公園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(public) park</text:p>
          </table:table-cell>
          <table:table-cell office:value-type="string" calcext:value-type="string">
            <text:p>koue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s://en.wiktionary.org/wiki/こうばん" xlink:type="simple">こうばん</text:a></text:p>
          </table:table-cell>
          <table:table-cell office:value-type="string" calcext:value-type="string">
            <text:p>【<text:a xlink:href="https://en.wiktionary.org/wiki/交番" xlink:type="simple">交番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olice box</text:p>
          </table:table-cell>
          <table:table-cell office:value-type="string" calcext:value-type="string">
            <text:p>kouban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s://en.wiktionary.org/wiki/こえ" xlink:type="simple">こえ</text:a></text:p>
          </table:table-cell>
          <table:table-cell office:value-type="string" calcext:value-type="string">
            <text:p>【<text:a xlink:href="https://en.wiktionary.org/wiki/声" xlink:type="simple">声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koe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s://en.wiktionary.org/wiki/コート" xlink:type="simple">コート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coat, tennis court</text:p>
          </table:table-cell>
          <table:table-cell office:value-type="string" calcext:value-type="string">
            <text:p>koーto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s://en.wiktionary.org/wiki/ここ_（指示詞）" xlink:type="simple">ここ （指示詞）</text:a></text:p>
          </table:table-cell>
          <table:table-cell table:style-name="ce2"/>
          <table:table-cell office:value-type="string" calcext:value-type="string">
            <text:p>(代)</text:p>
          </table:table-cell>
          <table:table-cell office:value-type="string" calcext:value-type="string">
            <text:p>here, this place</text:p>
          </table:table-cell>
          <table:table-cell office:value-type="string" calcext:value-type="string">
            <text:p>kok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s://en.wiktionary.org/wiki/ごご" xlink:type="simple">ごご</text:a></text:p>
          </table:table-cell>
          <table:table-cell office:value-type="string" calcext:value-type="string">
            <text:p>【<text:a xlink:href="https://en.wiktionary.org/wiki/午後" xlink:type="simple">午後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fternoon, PM</text:p>
          </table:table-cell>
          <table:table-cell office:value-type="string" calcext:value-type="string">
            <text:p>gogo</text:p>
          </table:table-cell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s://en.wiktionary.org/wiki/ここのか" xlink:type="simple">ここのか</text:a></text:p>
          </table:table-cell>
          <table:table-cell office:value-type="string" calcext:value-type="string">
            <text:p>【<text:a xlink:href="https://en.wiktionary.org/wiki/九日" xlink:type="simple">九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nine days, ninth of the month</text:p>
          </table:table-cell>
          <table:table-cell office:value-type="string" calcext:value-type="string">
            <text:p>kokonok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s://en.wiktionary.org/wiki/ここのつ" xlink:type="simple">ここのつ</text:a></text:p>
          </table:table-cell>
          <table:table-cell office:value-type="string" calcext:value-type="string">
            <text:p>【<text:a xlink:href="https://en.wiktionary.org/wiki/九つ" xlink:type="simple">九つ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kokonotsu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s://en.wiktionary.org/wiki/ごしゅじん" xlink:type="simple">ごしゅじん</text:a></text:p>
          </table:table-cell>
          <table:table-cell office:value-type="string" calcext:value-type="string">
            <text:p>【<text:a xlink:href="https://en.wiktionary.org/wiki/御主人" xlink:type="simple">御主人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husband (hon)</text:p>
          </table:table-cell>
          <table:table-cell office:value-type="string" calcext:value-type="string">
            <text:p>goshuj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s://en.wiktionary.org/wiki/ごぜん" xlink:type="simple">ごぜん</text:a></text:p>
          </table:table-cell>
          <table:table-cell office:value-type="string" calcext:value-type="string">
            <text:p>【<text:a xlink:href="https://en.wiktionary.org/wiki/午前" xlink:type="simple">午前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orning, AM</text:p>
          </table:table-cell>
          <table:table-cell office:value-type="string" calcext:value-type="string">
            <text:p>gozen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s://en.wiktionary.org/wiki/こたえる" xlink:type="simple">こたえる</text:a></text:p>
          </table:table-cell>
          <table:table-cell office:value-type="string" calcext:value-type="string">
            <text:p>【<text:a xlink:href="https://en.wiktionary.org/wiki/答える" xlink:type="simple">答える </text:a>】</text:p>
          </table:table-cell>
          <table:table-cell table:style-name="ce2"/>
          <table:table-cell office:value-type="string" calcext:value-type="string">
            <text:p>to answer, to reply</text:p>
          </table:table-cell>
          <table:table-cell office:value-type="string" calcext:value-type="string">
            <text:p>kotaeru</text:p>
          </table:table-cell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s://en.wiktionary.org/wiki/こちら" xlink:type="simple">こちら</text:a></text:p>
          </table:table-cell>
          <table:table-cell table:style-name="ce2"/>
          <table:table-cell office:value-type="string" calcext:value-type="string">
            <text:p>(代)</text:p>
          </table:table-cell>
          <table:table-cell office:value-type="string" calcext:value-type="string">
            <text:p>this person, this direction, this side, thereafter</text:p>
          </table:table-cell>
          <table:table-cell office:value-type="string" calcext:value-type="string">
            <text:p>kochir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s://en.wiktionary.org/wiki/コップ" xlink:type="simple">コップ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koppu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s://en.wiktionary.org/wiki/ことし" xlink:type="simple">ことし</text:a></text:p>
          </table:table-cell>
          <table:table-cell office:value-type="string" calcext:value-type="string">
            <text:p>【<text:a xlink:href="https://en.wiktionary.org/wiki/今年" xlink:type="simple">今年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kotoshi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s://en.wiktionary.org/wiki/ことば" xlink:type="simple">ことば</text:a></text:p>
          </table:table-cell>
          <table:table-cell office:value-type="string" calcext:value-type="string">
            <text:p>【<text:a xlink:href="https://en.wiktionary.org/wiki/言葉" xlink:type="simple">言葉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ord, language, speech</text:p>
          </table:table-cell>
          <table:table-cell office:value-type="string" calcext:value-type="string">
            <text:p>kotob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s://en.wiktionary.org/wiki/こども" xlink:type="simple">こども</text:a></text:p>
          </table:table-cell>
          <table:table-cell office:value-type="string" calcext:value-type="string">
            <text:p>【<text:a xlink:href="https://en.wiktionary.org/wiki/子供" xlink:type="simple">子供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kodom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s://en.wiktionary.org/wiki/この" xlink:type="simple">この</text:a></text:p>
          </table:table-cell>
          <table:table-cell table:style-name="ce2" table:number-columns-repeated="2"/>
          <table:table-cell office:value-type="string" calcext:value-type="string">
            <text:p>this</text:p>
          </table:table-cell>
          <table:table-cell office:value-type="string" calcext:value-type="string">
            <text:p>kon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s://en.wiktionary.org/wiki/ごはん" xlink:type="simple">ごはん</text:a></text:p>
          </table:table-cell>
          <table:table-cell office:value-type="string" calcext:value-type="string">
            <text:p>【<text:a xlink:href="https://en.wiktionary.org/wiki/御飯" xlink:type="simple">御飯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(cooked) rice</text:p>
          </table:table-cell>
          <table:table-cell office:value-type="string" calcext:value-type="string">
            <text:p>gohan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s://en.wiktionary.org/wiki/こまる" xlink:type="simple">こまる</text:a></text:p>
          </table:table-cell>
          <table:table-cell office:value-type="string" calcext:value-type="string">
            <text:p>【<text:a xlink:href="https://en.wiktionary.org/wiki/困る" xlink:type="simple">困る </text:a>】</text:p>
          </table:table-cell>
          <table:table-cell table:style-name="ce2"/>
          <table:table-cell office:value-type="string" calcext:value-type="string">
            <text:p>to be worried/bothered</text:p>
          </table:table-cell>
          <table:table-cell office:value-type="string" calcext:value-type="string">
            <text:p>komaru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s://en.wiktionary.org/wiki/これ" xlink:type="simple">これ</text:a></text:p>
          </table:table-cell>
          <table:table-cell table:style-name="ce2" table:number-columns-repeated="2"/>
          <table:table-cell office:value-type="string" calcext:value-type="string">
            <text:p>this</text:p>
          </table:table-cell>
          <table:table-cell office:value-type="string" calcext:value-type="string">
            <text:p>kore</text:p>
          </table:table-cell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s://en.wiktionary.org/wiki/~ころ" xlink:type="simple">~ころ</text:a></text:p>
          </table:table-cell>
          <table:table-cell table:style-name="ce2"/>
          <table:table-cell office:value-type="string" calcext:value-type="string">
            <text:p>(尾)</text:p>
          </table:table-cell>
          <table:table-cell office:value-type="string" calcext:value-type="string">
            <text:p>time, about, toward, approx. (time)</text:p>
          </table:table-cell>
          <table:table-cell office:value-type="string" calcext:value-type="string">
            <text:p>~koro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s://en.wiktionary.org/wiki/~ごろ" xlink:type="simple">~ごろ</text:a></text:p>
          </table:table-cell>
          <table:table-cell table:style-name="ce2"/>
          <table:table-cell office:value-type="string" calcext:value-type="string">
            <text:p>(尾)</text:p>
          </table:table-cell>
          <table:table-cell office:value-type="string" calcext:value-type="string">
            <text:p>time, about, toward, approx. (time)</text:p>
          </table:table-cell>
          <table:table-cell office:value-type="string" calcext:value-type="string">
            <text:p>~gor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s://en.wiktionary.org/wiki/こんげつ" xlink:type="simple">こんげつ</text:a></text:p>
          </table:table-cell>
          <table:table-cell office:value-type="string" calcext:value-type="string">
            <text:p>【<text:a xlink:href="https://en.wiktionary.org/wiki/今月" xlink:type="simple">今月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kongetsu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s://en.wiktionary.org/wiki/こんしゅう" xlink:type="simple">こんしゅう</text:a></text:p>
          </table:table-cell>
          <table:table-cell office:value-type="string" calcext:value-type="string">
            <text:p>【<text:a xlink:href="https://en.wiktionary.org/wiki/今週" xlink:type="simple">今週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konshuu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s://en.wiktionary.org/wiki/こんな" xlink:type="simple">こんな</text:a></text:p>
          </table:table-cell>
          <table:table-cell table:style-name="ce2" table:number-columns-repeated="2"/>
          <table:table-cell office:value-type="string" calcext:value-type="string">
            <text:p>such, like this</text:p>
          </table:table-cell>
          <table:table-cell office:value-type="string" calcext:value-type="string">
            <text:p>konna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s://en.wiktionary.org/wiki/こんばん" xlink:type="simple">こんばん</text:a></text:p>
          </table:table-cell>
          <table:table-cell office:value-type="string" calcext:value-type="string">
            <text:p>【<text:a xlink:href="https://en.wiktionary.org/wiki/今晩" xlink:type="simple">今晩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onight, this evening</text:p>
          </table:table-cell>
          <table:table-cell office:value-type="string" calcext:value-type="string">
            <text:p>konban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s://en.wiktionary.org/wiki/さあ_（感動詞）" xlink:type="simple">さあ （感動詞）</text:a></text:p>
          </table:table-cell>
          <table:table-cell table:style-name="ce2" table:number-columns-repeated="2"/>
          <table:table-cell office:value-type="string" calcext:value-type="string">
            <text:p>come, come now</text:p>
          </table:table-cell>
          <table:table-cell office:value-type="string" calcext:value-type="string">
            <text:p>sa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s://en.wiktionary.org/wiki/~さい" xlink:type="simple">~さい</text:a></text:p>
          </table:table-cell>
          <table:table-cell office:value-type="string" calcext:value-type="string">
            <text:p>【<text:a xlink:href="https://en.wiktionary.org/wiki/~歳" xlink:type="simple">~歳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~years old</text:p>
          </table:table-cell>
          <table:table-cell office:value-type="string" calcext:value-type="string">
            <text:p>~sai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s://en.wiktionary.org/wiki/さかな" xlink:type="simple">さかな</text:a></text:p>
          </table:table-cell>
          <table:table-cell office:value-type="string" calcext:value-type="string">
            <text:p>【<text:a xlink:href="https://en.wiktionary.org/wiki/魚" xlink:type="simple">魚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akana</text:p>
          </table:table-cell>
        </table:table-row>
        <table:table-row table:style-name="ro6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s://en.wiktionary.org/wiki/さき" xlink:type="simple">さき</text:a></text:p>
          </table:table-cell>
          <table:table-cell office:value-type="string" calcext:value-type="string">
            <text:p>【<text:a xlink:href="https://en.wiktionary.org/wiki/先" xlink:type="simple">先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e future, priority, precedence, former, previous, old, late</text:p>
          </table:table-cell>
          <table:table-cell office:value-type="string" calcext:value-type="string">
            <text:p>saki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s://en.wiktionary.org/wiki/さく" xlink:type="simple">さく</text:a></text:p>
          </table:table-cell>
          <table:table-cell office:value-type="string" calcext:value-type="string">
            <text:p>【<text:a xlink:href="https://en.wiktionary.org/wiki/咲く" xlink:type="simple">咲く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bloom</text:p>
          </table:table-cell>
          <table:table-cell office:value-type="string" calcext:value-type="string">
            <text:p>saku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s://en.wiktionary.org/wiki/さくぶん" xlink:type="simple">さくぶん</text:a></text:p>
          </table:table-cell>
          <table:table-cell office:value-type="string" calcext:value-type="string">
            <text:p>【<text:a xlink:href="https://en.wiktionary.org/wiki/作文" xlink:type="simple">作文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omposition, writing</text:p>
          </table:table-cell>
          <table:table-cell office:value-type="string" calcext:value-type="string">
            <text:p>sakubun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s://en.wiktionary.org/wiki/さす_（傘をさす）" xlink:type="simple">さす （傘をさす）</text:a></text:p>
          </table:table-cell>
          <table:table-cell table:style-name="ce2"/>
          <table:table-cell office:value-type="string" calcext:value-type="string">
            <text:p>(動I)</text:p>
          </table:table-cell>
          <table:table-cell office:value-type="string" calcext:value-type="string">
            <text:p>to raise (stretch out) hands, to raise umbrella</text:p>
          </table:table-cell>
          <table:table-cell office:value-type="string" calcext:value-type="string">
            <text:p>sasu （傘osasu）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s://en.wiktionary.org/wiki/~さつ" xlink:type="simple">~さつ</text:a></text:p>
          </table:table-cell>
          <table:table-cell office:value-type="string" calcext:value-type="string">
            <text:p>【<text:a xlink:href="https://en.wiktionary.org/wiki/~冊" xlink:type="simple">~冊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counter for books</text:p>
          </table:table-cell>
          <table:table-cell office:value-type="string" calcext:value-type="string">
            <text:p>~satsu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s://en.wiktionary.org/wiki/ざっし" xlink:type="simple">ざっし</text:a></text:p>
          </table:table-cell>
          <table:table-cell office:value-type="string" calcext:value-type="string">
            <text:p>【<text:a xlink:href="https://en.wiktionary.org/wiki/雑誌" xlink:type="simple">雑誌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journal, magazine</text:p>
          </table:table-cell>
          <table:table-cell office:value-type="string" calcext:value-type="string">
            <text:p>zassh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s://en.wiktionary.org/wiki/さとう" xlink:type="simple">さとう</text:a></text:p>
          </table:table-cell>
          <table:table-cell office:value-type="string" calcext:value-type="string">
            <text:p>【<text:a xlink:href="https://en.wiktionary.org/wiki/砂糖" xlink:type="simple">砂糖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satou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s://en.wiktionary.org/wiki/さむい" xlink:type="simple">さむい</text:a></text:p>
          </table:table-cell>
          <table:table-cell office:value-type="string" calcext:value-type="string">
            <text:p>【<text:a xlink:href="https://en.wiktionary.org/wiki/寒い" xlink:type="simple">寒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cold (weather)</text:p>
          </table:table-cell>
          <table:table-cell office:value-type="string" calcext:value-type="string">
            <text:p>samui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s://en.wiktionary.org/wiki/さらいねん" xlink:type="simple">さらいねん</text:a></text:p>
          </table:table-cell>
          <table:table-cell office:value-type="string" calcext:value-type="string">
            <text:p>【<text:a xlink:href="https://en.wiktionary.org/wiki/再来年" xlink:type="simple">再来年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year after next</text:p>
          </table:table-cell>
          <table:table-cell office:value-type="string" calcext:value-type="string">
            <text:p>saraine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s://en.wiktionary.org/wiki/~さん" xlink:type="simple">~さん</text:a></text:p>
          </table:table-cell>
          <table:table-cell table:style-name="ce2"/>
          <table:table-cell office:value-type="string" calcext:value-type="string">
            <text:p>(尾)</text:p>
          </table:table-cell>
          <table:table-cell office:value-type="string" calcext:value-type="string">
            <text:p>Mr., Mrs., Ms.</text:p>
          </table:table-cell>
          <table:table-cell office:value-type="string" calcext:value-type="string">
            <text:p>~san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s://en.wiktionary.org/wiki/さん" xlink:type="simple">さん</text:a></text:p>
          </table:table-cell>
          <table:table-cell office:value-type="string" calcext:value-type="string">
            <text:p>【<text:a xlink:href="https://en.wiktionary.org/wiki/三" xlink:type="simple">三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san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s://en.wiktionary.org/wiki/さんぽ" xlink:type="simple">さんぽ</text:a></text:p>
          </table:table-cell>
          <table:table-cell office:value-type="string" calcext:value-type="string">
            <text:p>【<text:a xlink:href="https://en.wiktionary.org/wiki/散歩" xlink:type="simple">散歩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alk, stroll</text:p>
          </table:table-cell>
          <table:table-cell office:value-type="string" calcext:value-type="string">
            <text:p>sanp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s://en.wiktionary.org/wiki/し" xlink:type="simple">し</text:a></text:p>
          </table:table-cell>
          <table:table-cell office:value-type="string" calcext:value-type="string">
            <text:p>【<text:a xlink:href="https://en.wiktionary.org/wiki/四" xlink:type="simple">四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shi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~じ</text:p>
          </table:table-cell>
          <table:table-cell office:value-type="string" calcext:value-type="string">
            <text:p>~時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time (o'clock)</text:p>
          </table:table-cell>
          <table:table-cell office:value-type="string" calcext:value-type="string">
            <text:p>~ji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s://en.wiktionary.org/wiki/しお" xlink:type="simple">しお</text:a></text:p>
          </table:table-cell>
          <table:table-cell office:value-type="string" calcext:value-type="string">
            <text:p>【<text:a xlink:href="https://en.wiktionary.org/wiki/塩" xlink:type="simple">塩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hio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s://en.wiktionary.org/wiki/しかし" xlink:type="simple">しかし</text:a></text:p>
          </table:table-cell>
          <table:table-cell table:style-name="ce2"/>
          <table:table-cell office:value-type="string" calcext:value-type="string">
            <text:p>(接)</text:p>
          </table:table-cell>
          <table:table-cell office:value-type="string" calcext:value-type="string">
            <text:p>however, but</text:p>
          </table:table-cell>
          <table:table-cell office:value-type="string" calcext:value-type="string">
            <text:p>shikashi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s://en.wiktionary.org/wiki/じかん" xlink:type="simple">じかん</text:a></text:p>
          </table:table-cell>
          <table:table-cell office:value-type="string" calcext:value-type="string">
            <text:p>【<text:a xlink:href="https://en.wiktionary.org/wiki/時間" xlink:type="simple">時間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jika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s://en.wiktionary.org/wiki/~じかん" xlink:type="simple">~じかん</text:a></text:p>
          </table:table-cell>
          <table:table-cell office:value-type="string" calcext:value-type="string">
            <text:p>【<text:a xlink:href="https://en.wiktionary.org/wiki/~時間" xlink:type="simple">~時間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~ hours</text:p>
          </table:table-cell>
          <table:table-cell office:value-type="string" calcext:value-type="string">
            <text:p>~jikan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s://en.wiktionary.org/wiki/しごと" xlink:type="simple">しごと</text:a></text:p>
          </table:table-cell>
          <table:table-cell office:value-type="string" calcext:value-type="string">
            <text:p>【<text:a xlink:href="https://en.wiktionary.org/wiki/仕事" xlink:type="simple">仕事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ork, occupation, employment</text:p>
          </table:table-cell>
          <table:table-cell office:value-type="string" calcext:value-type="string">
            <text:p>shigoto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s://en.wiktionary.org/wiki/じしょ" xlink:type="simple">じしょ</text:a></text:p>
          </table:table-cell>
          <table:table-cell office:value-type="string" calcext:value-type="string">
            <text:p>【<text:a xlink:href="https://en.wiktionary.org/wiki/辞書" xlink:type="simple">辞書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dictionary, lexicon</text:p>
          </table:table-cell>
          <table:table-cell office:value-type="string" calcext:value-type="string">
            <text:p>jisho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s://en.wiktionary.org/wiki/しずか" xlink:type="simple">しずか</text:a></text:p>
          </table:table-cell>
          <table:table-cell office:value-type="string" calcext:value-type="string">
            <text:p>【<text:a xlink:href="https://en.wiktionary.org/wiki/静か" xlink:type="simple">静か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quiet, peaceful</text:p>
          </table:table-cell>
          <table:table-cell office:value-type="string" calcext:value-type="string">
            <text:p>shizuka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s://en.wiktionary.org/wiki/した" xlink:type="simple">した</text:a></text:p>
          </table:table-cell>
          <table:table-cell office:value-type="string" calcext:value-type="string">
            <text:p>【<text:a xlink:href="https://en.wiktionary.org/wiki/下" xlink:type="simple">下</text:a>】</text:p>
          </table:table-cell>
          <table:table-cell table:style-name="ce2"/>
          <table:table-cell office:value-type="string" calcext:value-type="string">
            <text:p>under, below, beneath</text:p>
          </table:table-cell>
          <table:table-cell office:value-type="string" calcext:value-type="string">
            <text:p>shit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s://en.wiktionary.org/wiki/しち" xlink:type="simple">しち</text:a></text:p>
          </table:table-cell>
          <table:table-cell office:value-type="string" calcext:value-type="string">
            <text:p>【<text:a xlink:href="https://en.wiktionary.org/wiki/七" xlink:type="simple">七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hichi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s://en.wiktionary.org/wiki/しつもん" xlink:type="simple">しつもん</text:a></text:p>
          </table:table-cell>
          <table:table-cell office:value-type="string" calcext:value-type="string">
            <text:p>【<text:a xlink:href="https://en.wiktionary.org/wiki/質問" xlink:type="simple">質問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question, inquiry</text:p>
          </table:table-cell>
          <table:table-cell office:value-type="string" calcext:value-type="string">
            <text:p>shitsumo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s://en.wiktionary.org/wiki/じてんしゃ" xlink:type="simple">じてんしゃ</text:a></text:p>
          </table:table-cell>
          <table:table-cell office:value-type="string" calcext:value-type="string">
            <text:p>【<text:a xlink:href="https://en.wiktionary.org/wiki/自転車" xlink:type="simple">自転車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jitensh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s://en.wiktionary.org/wiki/じどうしゃ" xlink:type="simple">じどうしゃ</text:a></text:p>
          </table:table-cell>
          <table:table-cell office:value-type="string" calcext:value-type="string">
            <text:p>【<text:a xlink:href="https://en.wiktionary.org/wiki/自動車" xlink:type="simple">自動車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jidoush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s://en.wiktionary.org/wiki/しぬ" xlink:type="simple">しぬ</text:a></text:p>
          </table:table-cell>
          <table:table-cell office:value-type="string" calcext:value-type="string">
            <text:p>【<text:a xlink:href="https://en.wiktionary.org/wiki/死ぬ" xlink:type="simple">死ぬ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shinu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s://en.wiktionary.org/wiki/じびき" xlink:type="simple">じびき</text:a></text:p>
          </table:table-cell>
          <table:table-cell office:value-type="string" calcext:value-type="string">
            <text:p>【<text:a xlink:href="https://en.wiktionary.org/wiki/字引" xlink:type="simple">字引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jibiki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s://en.wiktionary.org/wiki/じぶん" xlink:type="simple">じぶん</text:a></text:p>
          </table:table-cell>
          <table:table-cell office:value-type="string" calcext:value-type="string">
            <text:p>【<text:a xlink:href="https://en.wiktionary.org/wiki/自分" xlink:type="simple">自分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yself, oneself</text:p>
          </table:table-cell>
          <table:table-cell office:value-type="string" calcext:value-type="string">
            <text:p>jibun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s://en.wiktionary.org/wiki/しまる" xlink:type="simple">しまる</text:a></text:p>
          </table:table-cell>
          <table:table-cell office:value-type="string" calcext:value-type="string">
            <text:p>【<text:a xlink:href="https://en.wiktionary.org/wiki/閉まる" xlink:type="simple">閉まる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close, to be closed</text:p>
          </table:table-cell>
          <table:table-cell office:value-type="string" calcext:value-type="string">
            <text:p>shimaru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s://en.wiktionary.org/wiki/しめる" xlink:type="simple">しめる</text:a></text:p>
          </table:table-cell>
          <table:table-cell office:value-type="string" calcext:value-type="string">
            <text:p>【<text:a xlink:href="https://en.wiktionary.org/wiki/閉める" xlink:type="simple">閉める</text:a>】</text:p>
          </table:table-cell>
          <table:table-cell table:style-name="ce2"/>
          <table:table-cell office:value-type="string" calcext:value-type="string">
            <text:p>to close, to shut</text:p>
          </table:table-cell>
          <table:table-cell office:value-type="string" calcext:value-type="string">
            <text:p>shimeru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s://en.wiktionary.org/wiki/しめる" xlink:type="simple">しめる</text:a></text:p>
          </table:table-cell>
          <table:table-cell office:value-type="string" calcext:value-type="string">
            <text:p>【<text:a xlink:href="https://en.wiktionary.org/wiki/締める" xlink:type="simple">締める</text:a>】</text:p>
          </table:table-cell>
          <table:table-cell table:style-name="ce2"/>
          <table:table-cell office:value-type="string" calcext:value-type="string">
            <text:p>to tie, to fasten</text:p>
          </table:table-cell>
          <table:table-cell office:value-type="string" calcext:value-type="string">
            <text:p>shimeru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s://en.wiktionary.org/wiki/じゃ_（感動詞）" xlink:type="simple">じゃ （感動詞）</text:a></text:p>
          </table:table-cell>
          <table:table-cell table:style-name="ce2" table:number-columns-repeated="2"/>
          <table:table-cell office:value-type="string" calcext:value-type="string">
            <text:p>well, well then</text:p>
          </table:table-cell>
          <table:table-cell office:value-type="string" calcext:value-type="string">
            <text:p>ja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s://en.wiktionary.org/wiki/じゃあ_（感動詞）" xlink:type="simple">じゃあ （感動詞）</text:a></text:p>
          </table:table-cell>
          <table:table-cell table:style-name="ce2" table:number-columns-repeated="2"/>
          <table:table-cell office:value-type="string" calcext:value-type="string">
            <text:p>well, well then</text:p>
          </table:table-cell>
          <table:table-cell office:value-type="string" calcext:value-type="string">
            <text:p>ja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s://en.wiktionary.org/wiki/しゃしん" xlink:type="simple">しゃしん</text:a></text:p>
          </table:table-cell>
          <table:table-cell office:value-type="string" calcext:value-type="string">
            <text:p>【<text:a xlink:href="https://en.wiktionary.org/wiki/写真" xlink:type="simple">写真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shashi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s://en.wiktionary.org/wiki/シャツ" xlink:type="simple">シャツ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shirt, singlet</text:p>
          </table:table-cell>
          <table:table-cell office:value-type="string" calcext:value-type="string">
            <text:p>shatsu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s://en.wiktionary.org/wiki/じゅう" xlink:type="simple">じゅう</text:a></text:p>
          </table:table-cell>
          <table:table-cell office:value-type="string" calcext:value-type="string">
            <text:p>【<text:a xlink:href="https://en.wiktionary.org/wiki/十" xlink:type="simple">十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uu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s://en.wiktionary.org/wiki/~しゅうかん" xlink:type="simple">~しゅうかん</text:a></text:p>
          </table:table-cell>
          <table:table-cell office:value-type="string" calcext:value-type="string">
            <text:p>【<text:a xlink:href="https://en.wiktionary.org/wiki/~週間" xlink:type="simple">~週間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~weeks</text:p>
          </table:table-cell>
          <table:table-cell office:value-type="string" calcext:value-type="string">
            <text:p>~shuukan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s://en.wiktionary.org/wiki/じゅぎょう" xlink:type="simple">じゅぎょう</text:a></text:p>
          </table:table-cell>
          <table:table-cell office:value-type="string" calcext:value-type="string">
            <text:p>【<text:a xlink:href="https://en.wiktionary.org/wiki/授業" xlink:type="simple">授業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lesson, class work</text:p>
          </table:table-cell>
          <table:table-cell office:value-type="string" calcext:value-type="string">
            <text:p>jugyou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s://en.wiktionary.org/wiki/しゅくだい" xlink:type="simple">しゅくだい</text:a></text:p>
          </table:table-cell>
          <table:table-cell office:value-type="string" calcext:value-type="string">
            <text:p>【<text:a xlink:href="https://en.wiktionary.org/wiki/宿題" xlink:type="simple">宿題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shukudai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s://en.wiktionary.org/wiki/じょうず" xlink:type="simple">じょうず</text:a></text:p>
          </table:table-cell>
          <table:table-cell office:value-type="string" calcext:value-type="string">
            <text:p>【<text:a xlink:href="https://en.wiktionary.org/wiki/上手" xlink:type="simple">上手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skill, skillful, dexterity</text:p>
          </table:table-cell>
          <table:table-cell office:value-type="string" calcext:value-type="string">
            <text:p>jouzu</text:p>
          </table:table-cell>
        </table:table-row>
        <table:table-row table:style-name="ro7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s://en.wiktionary.org/wiki/じょうぶ" xlink:type="simple">じょうぶ</text:a></text:p>
          </table:table-cell>
          <table:table-cell office:value-type="string" calcext:value-type="string">
            <text:p>【<text:a xlink:href="https://en.wiktionary.org/wiki/丈夫" xlink:type="simple">丈夫</text:a>】</text:p>
          </table:table-cell>
          <table:table-cell table:style-name="ce2"/>
          <table:table-cell office:value-type="string" calcext:value-type="string">
            <text:p>hero, gentleman, warrior, good health, robustness</text:p>
          </table:table-cell>
          <table:table-cell office:value-type="string" calcext:value-type="string">
            <text:p>joubu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s://en.wiktionary.org/wiki/しょうゆ" xlink:type="simple">しょうゆ</text:a></text:p>
          </table:table-cell>
          <table:table-cell office:value-type="string" calcext:value-type="string">
            <text:p>【<text:a xlink:href="https://en.wiktionary.org/wiki/醤油" xlink:type="simple">醤油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shouyu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s://en.wiktionary.org/wiki/しょくどう" xlink:type="simple">しょくどう</text:a></text:p>
          </table:table-cell>
          <table:table-cell office:value-type="string" calcext:value-type="string">
            <text:p>【<text:a xlink:href="https://en.wiktionary.org/wiki/食堂" xlink:type="simple">食堂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afeteria, dining hall</text:p>
          </table:table-cell>
          <table:table-cell office:value-type="string" calcext:value-type="string">
            <text:p>shokudou</text:p>
          </table:table-cell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s://en.wiktionary.org/wiki/しる" xlink:type="simple">しる</text:a></text:p>
          </table:table-cell>
          <table:table-cell office:value-type="string" calcext:value-type="string">
            <text:p>【<text:a xlink:href="https://en.wiktionary.org/wiki/知る" xlink:type="simple">知る</text:a>】</text:p>
          </table:table-cell>
          <table:table-cell table:style-name="ce2"/>
          <table:table-cell office:value-type="string" calcext:value-type="string">
            <text:p>to know, to understand, to be acquainted with, to feel</text:p>
          </table:table-cell>
          <table:table-cell office:value-type="string" calcext:value-type="string">
            <text:p>shiru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s://en.wiktionary.org/wiki/しろい" xlink:type="simple">しろい</text:a></text:p>
          </table:table-cell>
          <table:table-cell office:value-type="string" calcext:value-type="string">
            <text:p>【<text:a xlink:href="https://en.wiktionary.org/wiki/白い" xlink:type="simple">白い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iroi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s://en.wiktionary.org/wiki/~じん" xlink:type="simple">~じん</text:a></text:p>
          </table:table-cell>
          <table:table-cell office:value-type="string" calcext:value-type="string">
            <text:p>【<text:a xlink:href="https://en.wiktionary.org/wiki/~人" xlink:type="simple">~人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~person</text:p>
          </table:table-cell>
          <table:table-cell office:value-type="string" calcext:value-type="string">
            <text:p>~ji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s://en.wiktionary.org/wiki/しんぶん" xlink:type="simple">しんぶん</text:a></text:p>
          </table:table-cell>
          <table:table-cell office:value-type="string" calcext:value-type="string">
            <text:p>【<text:a xlink:href="https://en.wiktionary.org/wiki/新聞" xlink:type="simple">新聞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shinbun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s://en.wiktionary.org/wiki/すいようび" xlink:type="simple">すいようび</text:a></text:p>
          </table:table-cell>
          <table:table-cell office:value-type="string" calcext:value-type="string">
            <text:p>【<text:a xlink:href="https://en.wiktionary.org/wiki/水曜日" xlink:type="simple">水曜日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uiyoubi</text:p>
          </table:table-cell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s://en.wiktionary.org/wiki/すう" xlink:type="simple">すう</text:a></text:p>
          </table:table-cell>
          <table:table-cell office:value-type="string" calcext:value-type="string">
            <text:p>【<text:a xlink:href="https://en.wiktionary.org/wiki/吸う" xlink:type="simple">吸う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smoke, to breathe, to suck in</text:p>
          </table:table-cell>
          <table:table-cell office:value-type="string" calcext:value-type="string">
            <text:p>suu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s://en.wiktionary.org/wiki/スカート" xlink:type="simple">スカート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aーto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s://en.wiktionary.org/wiki/すき" xlink:type="simple">すき</text:a></text:p>
          </table:table-cell>
          <table:table-cell office:value-type="string" calcext:value-type="string">
            <text:p>【<text:a xlink:href="https://en.wiktionary.org/wiki/好き" xlink:type="simple">好き</text:a>】</text:p>
          </table:table-cell>
          <table:table-cell table:style-name="ce2"/>
          <table:table-cell office:value-type="string" calcext:value-type="string">
            <text:p>liking, fondness, love</text:p>
          </table:table-cell>
          <table:table-cell office:value-type="string" calcext:value-type="string">
            <text:p>suki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s://en.wiktionary.org/wiki/~すぎ" xlink:type="simple">~すぎ</text:a></text:p>
          </table:table-cell>
          <table:table-cell table:style-name="ce2" table:number-columns-repeated="2"/>
          <table:table-cell office:value-type="string" calcext:value-type="string">
            <text:p>past, after, too much</text:p>
          </table:table-cell>
          <table:table-cell office:value-type="string" calcext:value-type="string">
            <text:p>~sugi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s://en.wiktionary.org/wiki/すぐに" xlink:type="simple">すぐに</text:a></text:p>
          </table:table-cell>
          <table:table-cell table:style-name="ce2" table:number-columns-repeated="2"/>
          <table:table-cell office:value-type="string" calcext:value-type="string">
            <text:p>instantly</text:p>
          </table:table-cell>
          <table:table-cell office:value-type="string" calcext:value-type="string">
            <text:p>suguni</text:p>
          </table:table-cell>
        </table:table-row>
        <table:table-row table:style-name="ro7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s://en.wiktionary.org/wiki/すこし" xlink:type="simple">すこし</text:a></text:p>
          </table:table-cell>
          <table:table-cell office:value-type="string" calcext:value-type="string">
            <text:p>【<text:a xlink:href="https://en.wiktionary.org/wiki/少し" xlink:type="simple">少し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mall quantity, little, few, little while, short distance</text:p>
          </table:table-cell>
          <table:table-cell office:value-type="string" calcext:value-type="string">
            <text:p>sukoshi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s://en.wiktionary.org/wiki/すずしい" xlink:type="simple">すずしい</text:a></text:p>
          </table:table-cell>
          <table:table-cell office:value-type="string" calcext:value-type="string">
            <text:p>【<text:a xlink:href="https://en.wiktionary.org/wiki/涼しい" xlink:type="simple">涼し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cool, refreshing</text:p>
          </table:table-cell>
          <table:table-cell office:value-type="string" calcext:value-type="string">
            <text:p>suzushii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s://en.wiktionary.org/wiki/~ずつ" xlink:type="simple">~ずつ</text:a></text:p>
          </table:table-cell>
          <table:table-cell table:style-name="ce2"/>
          <table:table-cell office:value-type="string" calcext:value-type="string">
            <text:p>(尾)</text:p>
          </table:table-cell>
          <table:table-cell office:value-type="string" calcext:value-type="string">
            <text:p>apiece, each, at a time</text:p>
          </table:table-cell>
          <table:table-cell office:value-type="string" calcext:value-type="string">
            <text:p>~zutsu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s://en.wiktionary.org/wiki/ストーブ" xlink:type="simple">ストーブ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heater</text:p>
          </table:table-cell>
          <table:table-cell office:value-type="string" calcext:value-type="string">
            <text:p>sutoーbu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s://en.wiktionary.org/wiki/スプーン" xlink:type="simple">スプーン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upuー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s://en.wiktionary.org/wiki/スポーツ" xlink:type="simple">スポーツ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sport(s)</text:p>
          </table:table-cell>
          <table:table-cell office:value-type="string" calcext:value-type="string">
            <text:p>supoーtsu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s://en.wiktionary.org/wiki/ズボン" xlink:type="simple">ズボン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trousers</text:p>
          </table:table-cell>
          <table:table-cell office:value-type="string" calcext:value-type="string">
            <text:p>zubon</text:p>
          </table:table-cell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s://en.wiktionary.org/wiki/すむ" xlink:type="simple">すむ</text:a></text:p>
          </table:table-cell>
          <table:table-cell office:value-type="string" calcext:value-type="string">
            <text:p>【<text:a xlink:href="https://en.wiktionary.org/wiki/住む" xlink:type="simple">住む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abide, to reside, to live in, to inhabit, to dwell</text:p>
          </table:table-cell>
          <table:table-cell office:value-type="string" calcext:value-type="string">
            <text:p>sumu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s://en.wiktionary.org/wiki/スリッパ" xlink:type="simple">スリッパ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slippers</text:p>
          </table:table-cell>
          <table:table-cell office:value-type="string" calcext:value-type="string">
            <text:p>suripp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s://en.wiktionary.org/wiki/する" xlink:type="simple">する</text:a></text:p>
          </table:table-cell>
          <table:table-cell table:style-name="ce2"/>
          <table:table-cell office:value-type="string" calcext:value-type="string">
            <text:p>(動I)</text:p>
          </table:table-cell>
          <table:table-cell office:value-type="string" calcext:value-type="string">
            <text:p>to do, to try</text:p>
          </table:table-cell>
          <table:table-cell office:value-type="string" calcext:value-type="string">
            <text:p>suru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s://en.wiktionary.org/wiki/すわる" xlink:type="simple">すわる</text:a></text:p>
          </table:table-cell>
          <table:table-cell office:value-type="string" calcext:value-type="string">
            <text:p>【<text:a xlink:href="https://en.wiktionary.org/wiki/座る" xlink:type="simple">座る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sit</text:p>
          </table:table-cell>
          <table:table-cell office:value-type="string" calcext:value-type="string">
            <text:p>suwaru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s://en.wiktionary.org/wiki/せい" xlink:type="simple">せい</text:a></text:p>
          </table:table-cell>
          <table:table-cell office:value-type="string" calcext:value-type="string">
            <text:p>【<text:a xlink:href="https://en.wiktionary.org/wiki/背" xlink:type="simple">背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height, stature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s://en.wiktionary.org/wiki/せいと" xlink:type="simple">せいと</text:a></text:p>
          </table:table-cell>
          <table:table-cell office:value-type="string" calcext:value-type="string">
            <text:p>【<text:a xlink:href="https://en.wiktionary.org/wiki/生徒" xlink:type="simple">生徒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upil</text:p>
          </table:table-cell>
          <table:table-cell office:value-type="string" calcext:value-type="string">
            <text:p>seito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s://en.wiktionary.org/wiki/セーター" xlink:type="simple">セーター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eーtaー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s://en.wiktionary.org/wiki/せっけん" xlink:type="simple">せっけん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sekken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s://en.wiktionary.org/wiki/せびろ" xlink:type="simple">せびろ</text:a></text:p>
          </table:table-cell>
          <table:table-cell office:value-type="string" calcext:value-type="string">
            <text:p>【<text:a xlink:href="https://en.wiktionary.org/wiki/背広" xlink:type="simple">背広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usiness suit</text:p>
          </table:table-cell>
          <table:table-cell office:value-type="string" calcext:value-type="string">
            <text:p>sebiro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s://en.wiktionary.org/wiki/せまい" xlink:type="simple">せまい</text:a></text:p>
          </table:table-cell>
          <table:table-cell office:value-type="string" calcext:value-type="string">
            <text:p>【<text:a xlink:href="https://en.wiktionary.org/wiki/狭い" xlink:type="simple">狭い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narrow, confined, small</text:p>
          </table:table-cell>
          <table:table-cell office:value-type="string" calcext:value-type="string">
            <text:p>sema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s://en.wiktionary.org/wiki/ゼロ" xlink:type="simple">ゼロ</text:a></text:p>
          </table:table-cell>
          <table:table-cell table:style-name="ce2"/>
          <table:table-cell office:value-type="string" calcext:value-type="string">
            <text:p>(名)</text:p>
          </table:table-cell>
          <table:table-cell table:number-columns-repeated="2" office:value-type="string" calcext:value-type="string">
            <text:p>zero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s://en.wiktionary.org/wiki/せん" xlink:type="simple">せん</text:a></text:p>
          </table:table-cell>
          <table:table-cell office:value-type="string" calcext:value-type="string">
            <text:p>【<text:a xlink:href="https://en.wiktionary.org/wiki/千" xlink:type="simple">千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ousand, many</text:p>
          </table:table-cell>
          <table:table-cell office:value-type="string" calcext:value-type="string">
            <text:p>se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s://en.wiktionary.org/wiki/せんげつ" xlink:type="simple">せんげつ</text:a></text:p>
          </table:table-cell>
          <table:table-cell office:value-type="string" calcext:value-type="string">
            <text:p>【<text:a xlink:href="https://en.wiktionary.org/wiki/先月" xlink:type="simple">先月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sengetsu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s://en.wiktionary.org/wiki/せんしゅう" xlink:type="simple">せんしゅう</text:a></text:p>
          </table:table-cell>
          <table:table-cell office:value-type="string" calcext:value-type="string">
            <text:p>【<text:a xlink:href="https://en.wiktionary.org/wiki/先週" xlink:type="simple">先週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last week, the week before</text:p>
          </table:table-cell>
          <table:table-cell office:value-type="string" calcext:value-type="string">
            <text:p>senshuu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s://en.wiktionary.org/wiki/せんせい" xlink:type="simple">せんせい</text:a></text:p>
          </table:table-cell>
          <table:table-cell office:value-type="string" calcext:value-type="string">
            <text:p>【<text:a xlink:href="https://en.wiktionary.org/wiki/先生" xlink:type="simple">先生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eacher, master, doctor</text:p>
          </table:table-cell>
          <table:table-cell office:value-type="string" calcext:value-type="string">
            <text:p>sensei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s://en.wiktionary.org/wiki/せんたく" xlink:type="simple">せんたく</text:a></text:p>
          </table:table-cell>
          <table:table-cell office:value-type="string" calcext:value-type="string">
            <text:p>【<text:a xlink:href="https://en.wiktionary.org/wiki/洗濯" xlink:type="simple">洗濯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ashing, laundry</text:p>
          </table:table-cell>
          <table:table-cell office:value-type="string" calcext:value-type="string">
            <text:p>sentaku</text:p>
          </table:table-cell>
        </table:table-row>
        <table:table-row table:style-name="ro3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s://en.wiktionary.org/wiki/ぜんぶ" xlink:type="simple">ぜんぶ</text:a></text:p>
          </table:table-cell>
          <table:table-cell office:value-type="string" calcext:value-type="string">
            <text:p>【<text:a xlink:href="https://en.wiktionary.org/wiki/全部" xlink:type="simple">全部</text:a>】</text:p>
          </table:table-cell>
          <table:table-cell table:style-name="ce2"/>
          <table:table-cell office:value-type="string" calcext:value-type="string">
            <text:p>all, entire, whole, altogether</text:p>
          </table:table-cell>
          <table:table-cell office:value-type="string" calcext:value-type="string">
            <text:p>zenbu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s://en.wiktionary.org/wiki/そう_（そうです）" xlink:type="simple">そう （そうです）</text:a></text:p>
          </table:table-cell>
          <table:table-cell table:style-name="ce2" table:number-columns-repeated="2"/>
          <table:table-cell office:value-type="string" calcext:value-type="string">
            <text:p>so, really</text:p>
          </table:table-cell>
          <table:table-cell office:value-type="string" calcext:value-type="string">
            <text:p>sou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s://en.wiktionary.org/wiki/そうじ" xlink:type="simple">そうじ</text:a></text:p>
          </table:table-cell>
          <table:table-cell office:value-type="string" calcext:value-type="string">
            <text:p>【<text:a xlink:href="https://en.wiktionary.org/wiki/掃除" xlink:type="simple">掃除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leaning, sweeping</text:p>
          </table:table-cell>
          <table:table-cell office:value-type="string" calcext:value-type="string">
            <text:p>souji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s://en.wiktionary.org/wiki/そうして" xlink:type="simple">そうして</text:a></text:p>
          </table:table-cell>
          <table:table-cell table:style-name="ce2"/>
          <table:table-cell office:value-type="string" calcext:value-type="string">
            <text:p>(接)</text:p>
          </table:table-cell>
          <table:table-cell office:value-type="string" calcext:value-type="string">
            <text:p>and, like that</text:p>
          </table:table-cell>
          <table:table-cell office:value-type="string" calcext:value-type="string">
            <text:p>soushit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s://en.wiktionary.org/wiki/そして" xlink:type="simple">そして</text:a></text:p>
          </table:table-cell>
          <table:table-cell table:style-name="ce2"/>
          <table:table-cell office:value-type="string" calcext:value-type="string">
            <text:p>(接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oshite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s://en.wiktionary.org/wiki/そこ_（指示詞）" xlink:type="simple">そこ （指示詞）</text:a></text:p>
          </table:table-cell>
          <table:table-cell table:style-name="ce2"/>
          <table:table-cell office:value-type="string" calcext:value-type="string">
            <text:p>(代)</text:p>
          </table:table-cell>
          <table:table-cell office:value-type="string" calcext:value-type="string">
            <text:p>that place, there</text:p>
          </table:table-cell>
          <table:table-cell office:value-type="string" calcext:value-type="string">
            <text:p>soko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s://en.wiktionary.org/wiki/そちら" xlink:type="simple">そちら</text:a></text:p>
          </table:table-cell>
          <table:table-cell table:style-name="ce2" table:number-columns-repeated="2"/>
          <table:table-cell office:value-type="string" calcext:value-type="string">
            <text:p>over there, the other</text:p>
          </table:table-cell>
          <table:table-cell office:value-type="string" calcext:value-type="string">
            <text:p>sochira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s://en.wiktionary.org/wiki/そと" xlink:type="simple">そと</text:a></text:p>
          </table:table-cell>
          <table:table-cell office:value-type="string" calcext:value-type="string">
            <text:p>【<text:a xlink:href="https://en.wiktionary.org/wiki/外" xlink:type="simple">外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outside, exterior</text:p>
          </table:table-cell>
          <table:table-cell office:value-type="string" calcext:value-type="string">
            <text:p>soto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s://en.wiktionary.org/wiki/その_（連体詞）" xlink:type="simple">その （連体詞）</text:a></text:p>
          </table:table-cell>
          <table:table-cell table:style-name="ce2" table:number-columns-repeated="2"/>
          <table:table-cell office:value-type="string" calcext:value-type="string">
            <text:p>that, the</text:p>
          </table:table-cell>
          <table:table-cell office:value-type="string" calcext:value-type="string">
            <text:p>sono</text:p>
          </table:table-cell>
        </table:table-row>
        <table:table-row table:style-name="ro7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en.wiktionary.org/wiki/そば_（窓のそば）" xlink:type="simple">そば （窓のそば）</text:a></text:p>
          </table:table-cell>
          <table:table-cell table:style-name="ce2" table:number-columns-repeated="2"/>
          <table:table-cell office:value-type="string" calcext:value-type="string">
            <text:p>near, close, beside, vicinity, proximity, besides, while</text:p>
          </table:table-cell>
          <table:table-cell office:value-type="string" calcext:value-type="string">
            <text:p>sob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en.wiktionary.org/wiki/そら" xlink:type="simple">そら</text:a></text:p>
          </table:table-cell>
          <table:table-cell office:value-type="string" calcext:value-type="string">
            <text:p>【<text:a xlink:href="https://en.wiktionary.org/wiki/空" xlink:type="simple">空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he sky</text:p>
          </table:table-cell>
          <table:table-cell office:value-type="string" calcext:value-type="string">
            <text:p>sora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en.wiktionary.org/wiki/それ_（指示詞）" xlink:type="simple">それ （指示詞）</text:a></text:p>
          </table:table-cell>
          <table:table-cell table:style-name="ce2"/>
          <table:table-cell office:value-type="string" calcext:value-type="string">
            <text:p>(代)</text:p>
          </table:table-cell>
          <table:table-cell office:value-type="string" calcext:value-type="string">
            <text:p>that, it</text:p>
          </table:table-cell>
          <table:table-cell office:value-type="string" calcext:value-type="string">
            <text:p>sore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en.wiktionary.org/wiki/それから" xlink:type="simple">それから</text:a></text:p>
          </table:table-cell>
          <table:table-cell table:style-name="ce2"/>
          <table:table-cell office:value-type="string" calcext:value-type="string">
            <text:p>(接)</text:p>
          </table:table-cell>
          <table:table-cell office:value-type="string" calcext:value-type="string">
            <text:p>and then, after that</text:p>
          </table:table-cell>
          <table:table-cell office:value-type="string" calcext:value-type="string">
            <text:p>sorekara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en.wiktionary.org/wiki/それでは" xlink:type="simple">それでは</text:a></text:p>
          </table:table-cell>
          <table:table-cell table:style-name="ce2" table:number-columns-repeated="2"/>
          <table:table-cell office:value-type="string" calcext:value-type="string">
            <text:p>in that situation, well then...</text:p>
          </table:table-cell>
          <table:table-cell office:value-type="string" calcext:value-type="string">
            <text:p>soredeha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en.wiktionary.org/wiki/~だい" xlink:type="simple">~だい</text:a></text:p>
          </table:table-cell>
          <table:table-cell office:value-type="string" calcext:value-type="string">
            <text:p>【<text:a xlink:href="https://en.wiktionary.org/wiki/~台" xlink:type="simple">~台 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counter for vehicles</text:p>
          </table:table-cell>
          <table:table-cell office:value-type="string" calcext:value-type="string">
            <text:p>~dai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s://en.wiktionary.org/wiki/だいがく" xlink:type="simple">だいがく</text:a></text:p>
          </table:table-cell>
          <table:table-cell office:value-type="string" calcext:value-type="string">
            <text:p>【<text:a xlink:href="https://en.wiktionary.org/wiki/大学" xlink:type="simple">大学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daigaku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en.wiktionary.org/wiki/たいしかん" xlink:type="simple">たいしかん</text:a></text:p>
          </table:table-cell>
          <table:table-cell office:value-type="string" calcext:value-type="string">
            <text:p>【<text:a xlink:href="https://en.wiktionary.org/wiki/大使館" xlink:type="simple">大使館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taishikan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en.wiktionary.org/wiki/だいじょうぶ" xlink:type="simple">だいじょうぶ</text:a></text:p>
          </table:table-cell>
          <table:table-cell office:value-type="string" calcext:value-type="string">
            <text:p>【<text:a xlink:href="https://en.wiktionary.org/wiki/大丈夫" xlink:type="simple">大丈夫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safe, all right, OK</text:p>
          </table:table-cell>
          <table:table-cell office:value-type="string" calcext:value-type="string">
            <text:p>daijoubu</text:p>
          </table:table-cell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en.wiktionary.org/wiki/だいすき" xlink:type="simple">だいすき</text:a></text:p>
          </table:table-cell>
          <table:table-cell office:value-type="string" calcext:value-type="string">
            <text:p>【<text:a xlink:href="https://en.wiktionary.org/wiki/大好き" xlink:type="simple">大好き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very likeable, liking very much</text:p>
          </table:table-cell>
          <table:table-cell office:value-type="string" calcext:value-type="string">
            <text:p>daisuki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en.wiktionary.org/wiki/たいせつ" xlink:type="simple">たいせつ</text:a></text:p>
          </table:table-cell>
          <table:table-cell office:value-type="string" calcext:value-type="string">
            <text:p>【<text:a xlink:href="https://en.wiktionary.org/wiki/大切" xlink:type="simple">大切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aisetsu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en.wiktionary.org/wiki/たいてい" xlink:type="simple">たいてい</text:a></text:p>
          </table:table-cell>
          <table:table-cell table:style-name="ce2" table:number-columns-repeated="2"/>
          <table:table-cell office:value-type="string" calcext:value-type="string">
            <text:p>usually, generally</text:p>
          </table:table-cell>
          <table:table-cell office:value-type="string" calcext:value-type="string">
            <text:p>taitei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en.wiktionary.org/wiki/だいどころ" xlink:type="simple">だいどころ</text:a></text:p>
          </table:table-cell>
          <table:table-cell office:value-type="string" calcext:value-type="string">
            <text:p>【<text:a xlink:href="https://en.wiktionary.org/wiki/台所" xlink:type="simple">台所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daidokoro</text:p>
          </table:table-cell>
        </table:table-row>
        <table:table-row table:style-name="ro3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en.wiktionary.org/wiki/たいへん" xlink:type="simple">たいへん</text:a></text:p>
          </table:table-cell>
          <table:table-cell table:style-name="ce2"/>
          <table:table-cell office:value-type="string" calcext:value-type="string">
            <text:p>(形)</text:p>
          </table:table-cell>
          <table:table-cell office:value-type="string" calcext:value-type="string">
            <text:p>awful, dreadful, terrible, very</text:p>
          </table:table-cell>
          <table:table-cell office:value-type="string" calcext:value-type="string">
            <text:p>taihen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en.wiktionary.org/wiki/たかい" xlink:type="simple">たかい</text:a></text:p>
          </table:table-cell>
          <table:table-cell office:value-type="string" calcext:value-type="string">
            <text:p>【<text:a xlink:href="https://en.wiktionary.org/wiki/高い" xlink:type="simple">高い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tall, high, expensive</text:p>
          </table:table-cell>
          <table:table-cell office:value-type="string" calcext:value-type="string">
            <text:p>takai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en.wiktionary.org/wiki/たくさん" xlink:type="simple">たくさん</text:a></text:p>
          </table:table-cell>
          <table:table-cell table:style-name="ce2" table:number-columns-repeated="2"/>
          <table:table-cell office:value-type="string" calcext:value-type="string">
            <text:p>many, a lot, much</text:p>
          </table:table-cell>
          <table:table-cell office:value-type="string" calcext:value-type="string">
            <text:p>takusan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en.wiktionary.org/wiki/タクシー" xlink:type="simple">タクシー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kushiー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en.wiktionary.org/wiki/だす" xlink:type="simple">だす</text:a></text:p>
          </table:table-cell>
          <table:table-cell office:value-type="string" calcext:value-type="string">
            <text:p>【<text:a xlink:href="https://en.wiktionary.org/wiki/出す" xlink:type="simple">出す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put out, to send</text:p>
          </table:table-cell>
          <table:table-cell office:value-type="string" calcext:value-type="string">
            <text:p>dasu</text:p>
          </table:table-cell>
        </table:table-row>
        <table:table-row table:style-name="ro4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en.wiktionary.org/wiki/~たち" xlink:type="simple">~たち</text:a></text:p>
          </table:table-cell>
          <table:table-cell table:style-name="ce2" table:number-columns-repeated="2"/>
          <table:table-cell office:value-type="string" calcext:value-type="string">
            <text:p>(plural suffix) e.g. watashi = I; watashi-tachi = we</text:p>
          </table:table-cell>
          <table:table-cell office:value-type="string" calcext:value-type="string">
            <text:p>~tachi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en.wiktionary.org/wiki/たつ" xlink:type="simple">たつ</text:a></text:p>
          </table:table-cell>
          <table:table-cell office:value-type="string" calcext:value-type="string">
            <text:p>【<text:a xlink:href="https://en.wiktionary.org/wiki/立つ" xlink:type="simple">立つ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tatsu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en.wiktionary.org/wiki/たてもの" xlink:type="simple">たてもの</text:a></text:p>
          </table:table-cell>
          <table:table-cell office:value-type="string" calcext:value-type="string">
            <text:p>【<text:a xlink:href="https://en.wiktionary.org/wiki/建物" xlink:type="simple">建物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tatemono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en.wiktionary.org/wiki/たのしい" xlink:type="simple">たのしい</text:a></text:p>
          </table:table-cell>
          <table:table-cell office:value-type="string" calcext:value-type="string">
            <text:p>【<text:a xlink:href="https://en.wiktionary.org/wiki/楽しい" xlink:type="simple">楽しい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enjoyable, fun</text:p>
          </table:table-cell>
          <table:table-cell office:value-type="string" calcext:value-type="string">
            <text:p>tanoshii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en.wiktionary.org/wiki/たのむ" xlink:type="simple">たのむ</text:a></text:p>
          </table:table-cell>
          <table:table-cell office:value-type="string" calcext:value-type="string">
            <text:p>【<text:a xlink:href="https://en.wiktionary.org/wiki/頼む" xlink:type="simple">頼む 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request, to beg, to ask</text:p>
          </table:table-cell>
          <table:table-cell office:value-type="string" calcext:value-type="string">
            <text:p>tanomu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en.wiktionary.org/wiki/たばこ" xlink:type="simple">たばこ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tobacco, cigarettes</text:p>
          </table:table-cell>
          <table:table-cell office:value-type="string" calcext:value-type="string">
            <text:p>tabako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en.wiktionary.org/wiki/たぶん" xlink:type="simple">たぶん</text:a></text:p>
          </table:table-cell>
          <table:table-cell table:style-name="ce2" table:number-columns-repeated="2"/>
          <table:table-cell office:value-type="string" calcext:value-type="string">
            <text:p>perhaps, probably</text:p>
          </table:table-cell>
          <table:table-cell office:value-type="string" calcext:value-type="string">
            <text:p>tabun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en.wiktionary.org/wiki/たべもの" xlink:type="simple">たべもの</text:a></text:p>
          </table:table-cell>
          <table:table-cell office:value-type="string" calcext:value-type="string">
            <text:p>【<text:a xlink:href="https://en.wiktionary.org/wiki/食べ物" xlink:type="simple">食べ物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abemono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en.wiktionary.org/wiki/たべる" xlink:type="simple">たべる</text:a></text:p>
          </table:table-cell>
          <table:table-cell office:value-type="string" calcext:value-type="string">
            <text:p>【<text:a xlink:href="https://en.wiktionary.org/wiki/食べる" xlink:type="simple">食べる</text:a>】</text:p>
          </table:table-cell>
          <table:table-cell table:style-name="ce2"/>
          <table:table-cell office:value-type="string" calcext:value-type="string">
            <text:p>to eat</text:p>
          </table:table-cell>
          <table:table-cell office:value-type="string" calcext:value-type="string">
            <text:p>taberu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en.wiktionary.org/wiki/たまご" xlink:type="simple">たまご</text:a></text:p>
          </table:table-cell>
          <table:table-cell office:value-type="string" calcext:value-type="string">
            <text:p>【<text:a xlink:href="https://en.wiktionary.org/wiki/卵" xlink:type="simple">卵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pawn, eggs, roe</text:p>
          </table:table-cell>
          <table:table-cell office:value-type="string" calcext:value-type="string">
            <text:p>tamag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en.wiktionary.org/wiki/だれ" xlink:type="simple">だれ</text:a></text:p>
          </table:table-cell>
          <table:table-cell table:style-name="ce2" table:number-columns-repeated="2"/>
          <table:table-cell office:value-type="string" calcext:value-type="string">
            <text:p>who</text:p>
          </table:table-cell>
          <table:table-cell office:value-type="string" calcext:value-type="string">
            <text:p>dare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en.wiktionary.org/wiki/たんじょうび" xlink:type="simple">たんじょうび</text:a></text:p>
          </table:table-cell>
          <table:table-cell office:value-type="string" calcext:value-type="string">
            <text:p>【<text:a xlink:href="https://en.wiktionary.org/wiki/誕生日" xlink:type="simple">誕生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tanjoubi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en.wiktionary.org/wiki/だんだん" xlink:type="simple">だんだん</text:a></text:p>
          </table:table-cell>
          <table:table-cell table:style-name="ce2" table:number-columns-repeated="2"/>
          <table:table-cell office:value-type="string" calcext:value-type="string">
            <text:p>gradually, by degrees</text:p>
          </table:table-cell>
          <table:table-cell office:value-type="string" calcext:value-type="string">
            <text:p>dandan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en.wiktionary.org/wiki/ちいさい" xlink:type="simple">ちいさい</text:a></text:p>
          </table:table-cell>
          <table:table-cell office:value-type="string" calcext:value-type="string">
            <text:p>【<text:a xlink:href="https://en.wiktionary.org/wiki/小さい" xlink:type="simple">小さい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small, little, tiny</text:p>
          </table:table-cell>
          <table:table-cell office:value-type="string" calcext:value-type="string">
            <text:p>chiisai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en.wiktionary.org/wiki/ちかい" xlink:type="simple">ちかい</text:a></text:p>
          </table:table-cell>
          <table:table-cell office:value-type="string" calcext:value-type="string">
            <text:p>【<text:a xlink:href="https://en.wiktionary.org/wiki/近い" xlink:type="simple">近い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near, close by, short</text:p>
          </table:table-cell>
          <table:table-cell office:value-type="string" calcext:value-type="string">
            <text:p>chikai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en.wiktionary.org/wiki/ちがう" xlink:type="simple">ちがう</text:a></text:p>
          </table:table-cell>
          <table:table-cell office:value-type="string" calcext:value-type="string">
            <text:p>【<text:a xlink:href="https://en.wiktionary.org/wiki/違う" xlink:type="simple">違う 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differ (from)</text:p>
          </table:table-cell>
          <table:table-cell office:value-type="string" calcext:value-type="string">
            <text:p>chigau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s://en.wiktionary.org/wiki/ちかく" xlink:type="simple">ちかく</text:a></text:p>
          </table:table-cell>
          <table:table-cell office:value-type="string" calcext:value-type="string">
            <text:p>【<text:a xlink:href="https://en.wiktionary.org/wiki/近く" xlink:type="simple">近く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near, neighborhood, vicinity</text:p>
          </table:table-cell>
          <table:table-cell office:value-type="string" calcext:value-type="string">
            <text:p>chikaku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en.wiktionary.org/wiki/ちかてつ" xlink:type="simple">ちかてつ</text:a></text:p>
          </table:table-cell>
          <table:table-cell office:value-type="string" calcext:value-type="string">
            <text:p>【<text:a xlink:href="https://en.wiktionary.org/wiki/地下鉄" xlink:type="simple">地下鉄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underground train, subway</text:p>
          </table:table-cell>
          <table:table-cell office:value-type="string" calcext:value-type="string">
            <text:p>chikatetsu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s://en.wiktionary.org/wiki/ちず" xlink:type="simple">ちず</text:a></text:p>
          </table:table-cell>
          <table:table-cell office:value-type="string" calcext:value-type="string">
            <text:p>【<text:a xlink:href="https://en.wiktionary.org/wiki/地図" xlink:type="simple">地図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hizu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en.wiktionary.org/wiki/ちち" xlink:type="simple">ちち</text:a></text:p>
          </table:table-cell>
          <table:table-cell office:value-type="string" calcext:value-type="string">
            <text:p>【<text:a xlink:href="https://en.wiktionary.org/wiki/父" xlink:type="simple">父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ather (humble)</text:p>
          </table:table-cell>
          <table:table-cell office:value-type="string" calcext:value-type="string">
            <text:p>chichi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s://en.wiktionary.org/wiki/ちゃいろ" xlink:type="simple">ちゃいろ</text:a></text:p>
          </table:table-cell>
          <table:table-cell office:value-type="string" calcext:value-type="string">
            <text:p>【<text:a xlink:href="https://en.wiktionary.org/wiki/茶色" xlink:type="simple">茶色 </text:a>】</text:p>
          </table:table-cell>
          <table:table-cell table:style-name="ce2"/>
          <table:table-cell office:value-type="string" calcext:value-type="string">
            <text:p>light brown, tawny</text:p>
          </table:table-cell>
          <table:table-cell office:value-type="string" calcext:value-type="string">
            <text:p>chairo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s://en.wiktionary.org/wiki/ちゃわん" xlink:type="simple">ちゃわん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rice bowl, teacup</text:p>
          </table:table-cell>
          <table:table-cell office:value-type="string" calcext:value-type="string">
            <text:p>chawan</text:p>
          </table:table-cell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s://en.wiktionary.org/wiki/~ちゅう" xlink:type="simple">~ちゅう</text:a></text:p>
          </table:table-cell>
          <table:table-cell office:value-type="string" calcext:value-type="string">
            <text:p>【<text:a xlink:href="https://en.wiktionary.org/wiki/~中" xlink:type="simple">~中 </text:a>】</text:p>
          </table:table-cell>
          <table:table-cell table:style-name="ce2"/>
          <table:table-cell office:value-type="string" calcext:value-type="string">
            <text:p>middle, during, in the midst of</text:p>
          </table:table-cell>
          <table:table-cell office:value-type="string" calcext:value-type="string">
            <text:p>~chuu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s://en.wiktionary.org/wiki/ちょうど" xlink:type="simple">ちょうど</text:a></text:p>
          </table:table-cell>
          <table:table-cell table:style-name="ce2" table:number-columns-repeated="2"/>
          <table:table-cell office:value-type="string" calcext:value-type="string">
            <text:p>just, right, exactly</text:p>
          </table:table-cell>
          <table:table-cell office:value-type="string" calcext:value-type="string">
            <text:p>choudo</text:p>
          </table:table-cell>
        </table:table-row>
        <table:table-row table:style-name="ro8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s://en.wiktionary.org/wiki/ちょっと" xlink:type="simple">ちょっと</text:a></text:p>
          </table:table-cell>
          <table:table-cell table:style-name="ce2" table:number-columns-repeated="2"/>
          <table:table-cell office:value-type="string" calcext:value-type="string">
            <text:p>just a minute, a short time, a while, just a little, somewhat, easily, readily, rather</text:p>
          </table:table-cell>
          <table:table-cell office:value-type="string" calcext:value-type="string">
            <text:p>chotto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s://en.wiktionary.org/wiki/ついたち" xlink:type="simple">ついたち</text:a></text:p>
          </table:table-cell>
          <table:table-cell office:value-type="string" calcext:value-type="string">
            <text:p>【<text:a xlink:href="https://en.wiktionary.org/wiki/一日" xlink:type="simple">一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irst of the month</text:p>
          </table:table-cell>
          <table:table-cell office:value-type="string" calcext:value-type="string">
            <text:p>tsuitachi</text:p>
          </table:table-cell>
        </table:table-row>
        <table:table-row table:style-name="ro8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s://en.wiktionary.org/wiki/つかう" xlink:type="simple">つかう</text:a></text:p>
          </table:table-cell>
          <table:table-cell office:value-type="string" calcext:value-type="string">
            <text:p>【<text:a xlink:href="https://en.wiktionary.org/wiki/使う" xlink:type="simple">使う 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use, to handle, to manipulate, to employ, to need, to want, to spend, to consume</text:p>
          </table:table-cell>
          <table:table-cell office:value-type="string" calcext:value-type="string">
            <text:p>tsukau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<text:a xlink:href="https://en.wiktionary.org/wiki/つかれる" xlink:type="simple">つかれる</text:a></text:p>
          </table:table-cell>
          <table:table-cell office:value-type="string" calcext:value-type="string">
            <text:p>【<text:a xlink:href="https://en.wiktionary.org/wiki/疲れる" xlink:type="simple">疲れる </text:a>】</text:p>
          </table:table-cell>
          <table:table-cell table:style-name="ce2"/>
          <table:table-cell office:value-type="string" calcext:value-type="string">
            <text:p>to get tired, to tire</text:p>
          </table:table-cell>
          <table:table-cell office:value-type="string" calcext:value-type="string">
            <text:p>tsukareru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s://en.wiktionary.org/wiki/つぎ" xlink:type="simple">つぎ</text:a></text:p>
          </table:table-cell>
          <table:table-cell office:value-type="string" calcext:value-type="string">
            <text:p>【<text:a xlink:href="https://en.wiktionary.org/wiki/次" xlink:type="simple">次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next, stage, station, subsequent</text:p>
          </table:table-cell>
          <table:table-cell office:value-type="string" calcext:value-type="string">
            <text:p>tsugi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s://en.wiktionary.org/wiki/つく" xlink:type="simple">つく</text:a></text:p>
          </table:table-cell>
          <table:table-cell office:value-type="string" calcext:value-type="string">
            <text:p>【<text:a xlink:href="https://en.wiktionary.org/wiki/着く" xlink:type="simple">着く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arrive at, to reach</text:p>
          </table:table-cell>
          <table:table-cell office:value-type="string" calcext:value-type="string">
            <text:p>tsuku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s://en.wiktionary.org/wiki/つくえ" xlink:type="simple">つくえ</text:a></text:p>
          </table:table-cell>
          <table:table-cell office:value-type="string" calcext:value-type="string">
            <text:p>【<text:a xlink:href="https://en.wiktionary.org/wiki/机" xlink:type="simple">机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sukue</text:p>
          </table:table-cell>
        </table:table-row>
        <table:table-row table:style-name="ro9">
          <table:table-cell office:value-type="float" office:value="391" calcext:value-type="float">
            <text:p>391</text:p>
          </table:table-cell>
          <table:table-cell office:value-type="string" calcext:value-type="string">
            <text:p><text:a xlink:href="https://en.wiktionary.org/wiki/つくる" xlink:type="simple">つくる</text:a></text:p>
          </table:table-cell>
          <table:table-cell office:value-type="string" calcext:value-type="string">
            <text:p>【<text:a xlink:href="https://en.wiktionary.org/wiki/作る" xlink:type="simple">作る </text:a>】</text:p>
          </table:table-cell>
          <table:table-cell office:value-type="string" calcext:value-type="string">
            <text:p>(動I)</text:p>
          </table:table-cell>
          <table:table-cell office:value-type="string" calcext:value-type="string">
            <text:p>to make, to create, to manufacture, to draw up, to write, to compose, to build, to coin, to cultivate, to organize, to establish</text:p>
          </table:table-cell>
          <table:table-cell office:value-type="string" calcext:value-type="string">
            <text:p>tsukuru</text:p>
          </table:table-cell>
        </table:table-row>
        <table:table-row table:style-name="ro10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s://en.wiktionary.org/wiki/つける" xlink:type="simple">つける</text:a></text:p>
          </table:table-cell>
          <table:table-cell table:style-name="ce2" table:number-columns-repeated="2"/>
          <table:table-cell office:value-type="string" calcext:value-type="string">
            <text:p>to attach, to join, to add, to append, to stick, to glue, to fasten, to furnish, to wear, to appraise, to bring alongside, to follow</text:p>
          </table:table-cell>
          <table:table-cell office:value-type="string" calcext:value-type="string">
            <text:p>tsukeru</text:p>
          </table:table-cell>
        </table:table-row>
        <table:table-row table:style-name="ro6"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s://en.wiktionary.org/wiki/つとめる" xlink:type="simple">つとめる</text:a></text:p>
          </table:table-cell>
          <table:table-cell office:value-type="string" calcext:value-type="string">
            <text:p>【<text:a xlink:href="https://en.wiktionary.org/wiki/勤める" xlink:type="simple">勤める </text:a>】</text:p>
          </table:table-cell>
          <table:table-cell table:style-name="ce2"/>
          <table:table-cell office:value-type="string" calcext:value-type="string">
            <text:p>to serve, to fill a post, to work (for), to exert oneself, to endeavor, to be diligent</text:p>
          </table:table-cell>
          <table:table-cell office:value-type="string" calcext:value-type="string">
            <text:p>tsutomeru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s://en.wiktionary.org/wiki/つまらない" xlink:type="simple">つまらない</text:a></text:p>
          </table:table-cell>
          <table:table-cell table:style-name="ce2"/>
          <table:table-cell office:value-type="string" calcext:value-type="string">
            <text:p>(形)</text:p>
          </table:table-cell>
          <table:table-cell office:value-type="string" calcext:value-type="string">
            <text:p>insignificant, boring, trifling</text:p>
          </table:table-cell>
          <table:table-cell office:value-type="string" calcext:value-type="string">
            <text:p>tsumaranai</text:p>
          </table:table-cell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string" calcext:value-type="string">
            <text:p><text:a xlink:href="https://en.wiktionary.org/wiki/つめたい" xlink:type="simple">つめたい</text:a></text:p>
          </table:table-cell>
          <table:table-cell office:value-type="string" calcext:value-type="string">
            <text:p>【<text:a xlink:href="https://en.wiktionary.org/wiki/冷たい" xlink:type="simple">冷たい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cold, icy, freezing, coldhearted</text:p>
          </table:table-cell>
          <table:table-cell office:value-type="string" calcext:value-type="string">
            <text:p>tsumetai</text:p>
          </table:table-cell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s://en.wiktionary.org/wiki/つよい" xlink:type="simple">つよい</text:a></text:p>
          </table:table-cell>
          <table:table-cell office:value-type="string" calcext:value-type="string">
            <text:p>【<text:a xlink:href="https://en.wiktionary.org/wiki/強い" xlink:type="simple">強い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strong, powerful, mighty, potent</text:p>
          </table:table-cell>
          <table:table-cell office:value-type="string" calcext:value-type="string">
            <text:p>tsuyoi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a xlink:href="https://en.wiktionary.org/wiki/て" xlink:type="simple">て</text:a></text:p>
          </table:table-cell>
          <table:table-cell office:value-type="string" calcext:value-type="string">
            <text:p>【<text:a xlink:href="https://en.wiktionary.org/wiki/手" xlink:type="simple">手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a xlink:href="https://en.wiktionary.org/wiki/テープ" xlink:type="simple">テープ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ーpu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<text:a xlink:href="https://en.wiktionary.org/wiki/テープレコーダー" xlink:type="simple">テープレコーダー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tape recorder</text:p>
          </table:table-cell>
          <table:table-cell office:value-type="string" calcext:value-type="string">
            <text:p>teーpurekoーdaー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s://en.wiktionary.org/wiki/テーブル" xlink:type="simple">テーブル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eーburu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<text:a xlink:href="https://en.wiktionary.org/wiki/でかける" xlink:type="simple">でかける</text:a></text:p>
          </table:table-cell>
          <table:table-cell office:value-type="string" calcext:value-type="string">
            <text:p>【<text:a xlink:href="https://en.wiktionary.org/wiki/出かける" xlink:type="simple">出かける</text:a>】</text:p>
          </table:table-cell>
          <table:table-cell table:style-name="ce2"/>
          <table:table-cell office:value-type="string" calcext:value-type="string">
            <text:p>to depart, to go out, to set out, to start</text:p>
          </table:table-cell>
          <table:table-cell office:value-type="string" calcext:value-type="string">
            <text:p>dekakeru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s://en.wiktionary.org/wiki/てがみ" xlink:type="simple">てがみ</text:a></text:p>
          </table:table-cell>
          <table:table-cell office:value-type="string" calcext:value-type="string">
            <text:p>【<text:a xlink:href="https://en.wiktionary.org/wiki/手紙" xlink:type="simple">手紙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tegami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s://en.wiktionary.org/wiki/できる_（英語ができる）" xlink:type="simple">できる （英語ができる）</text:a></text:p>
          </table:table-cell>
          <table:table-cell table:style-name="ce2" table:number-columns-repeated="2"/>
          <table:table-cell office:value-type="string" calcext:value-type="string">
            <text:p>to be able to, to be ready, to occur</text:p>
          </table:table-cell>
          <table:table-cell office:value-type="string" calcext:value-type="string">
            <text:p>dekiru</text:p>
          </table:table-cell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s://en.wiktionary.org/wiki/でぐち" xlink:type="simple">でぐち</text:a></text:p>
          </table:table-cell>
          <table:table-cell office:value-type="string" calcext:value-type="string">
            <text:p>【<text:a xlink:href="https://en.wiktionary.org/wiki/出口" xlink:type="simple">出口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xit, gateway, outlet, leak, vent</text:p>
          </table:table-cell>
          <table:table-cell office:value-type="string" calcext:value-type="string">
            <text:p>deguchi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a xlink:href="https://en.wiktionary.org/wiki/テスト" xlink:type="simple">テスト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uto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s://en.wiktionary.org/wiki/では_（感動詞）" xlink:type="simple">では （感動詞）</text:a></text:p>
          </table:table-cell>
          <table:table-cell table:style-name="ce2" table:number-columns-repeated="2"/>
          <table:table-cell office:value-type="string" calcext:value-type="string">
            <text:p>then, well, so, well then</text:p>
          </table:table-cell>
          <table:table-cell office:value-type="string" calcext:value-type="string">
            <text:p>deha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<text:a xlink:href="https://en.wiktionary.org/wiki/デパート" xlink:type="simple">デパート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department store</text:p>
          </table:table-cell>
          <table:table-cell office:value-type="string" calcext:value-type="string">
            <text:p>depaーto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a xlink:href="https://en.wiktionary.org/wiki/でも" xlink:type="simple">でも</text:a></text:p>
          </table:table-cell>
          <table:table-cell table:style-name="ce2"/>
          <table:table-cell office:value-type="string" calcext:value-type="string">
            <text:p>(接)</text:p>
          </table:table-cell>
          <table:table-cell office:value-type="string" calcext:value-type="string">
            <text:p>but, however</text:p>
          </table:table-cell>
          <table:table-cell office:value-type="string" calcext:value-type="string">
            <text:p>demo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<text:a xlink:href="https://en.wiktionary.org/wiki/でる" xlink:type="simple">でる</text:a></text:p>
          </table:table-cell>
          <table:table-cell office:value-type="string" calcext:value-type="string">
            <text:p>【<text:a xlink:href="https://en.wiktionary.org/wiki/出る" xlink:type="simple">出る</text:a>】</text:p>
          </table:table-cell>
          <table:table-cell table:style-name="ce2"/>
          <table:table-cell office:value-type="string" calcext:value-type="string">
            <text:p>to appear, to come forth, to leave</text:p>
          </table:table-cell>
          <table:table-cell office:value-type="string" calcext:value-type="string">
            <text:p>deru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a xlink:href="https://en.wiktionary.org/wiki/テレビ" xlink:type="simple">テレビ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television, TV</text:p>
          </table:table-cell>
          <table:table-cell office:value-type="string" calcext:value-type="string">
            <text:p>terebi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s://en.wiktionary.org/wiki/てんき" xlink:type="simple">てんき</text:a></text:p>
          </table:table-cell>
          <table:table-cell office:value-type="string" calcext:value-type="string">
            <text:p>【<text:a xlink:href="https://en.wiktionary.org/wiki/天気" xlink:type="simple">天気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eather, the elements</text:p>
          </table:table-cell>
          <table:table-cell office:value-type="string" calcext:value-type="string">
            <text:p>tenki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s://en.wiktionary.org/wiki/でんき" xlink:type="simple">でんき</text:a></text:p>
          </table:table-cell>
          <table:table-cell office:value-type="string" calcext:value-type="string">
            <text:p>【<text:a xlink:href="https://en.wiktionary.org/wiki/電気" xlink:type="simple">電気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lectricity, (electric) light</text:p>
          </table:table-cell>
          <table:table-cell office:value-type="string" calcext:value-type="string">
            <text:p>denki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s://en.wiktionary.org/wiki/でんしゃ" xlink:type="simple">でんしゃ</text:a></text:p>
          </table:table-cell>
          <table:table-cell office:value-type="string" calcext:value-type="string">
            <text:p>【<text:a xlink:href="https://en.wiktionary.org/wiki/電車" xlink:type="simple">電車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electric train</text:p>
          </table:table-cell>
          <table:table-cell office:value-type="string" calcext:value-type="string">
            <text:p>densha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a xlink:href="https://en.wiktionary.org/wiki/でんわ" xlink:type="simple">でんわ</text:a></text:p>
          </table:table-cell>
          <table:table-cell office:value-type="string" calcext:value-type="string">
            <text:p>【<text:a xlink:href="https://en.wiktionary.org/wiki/電話" xlink:type="simple">電話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denwa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<text:a xlink:href="https://en.wiktionary.org/wiki/と" xlink:type="simple">と</text:a></text:p>
          </table:table-cell>
          <table:table-cell office:value-type="string" calcext:value-type="string">
            <text:p>【<text:a xlink:href="https://en.wiktionary.org/wiki/戸" xlink:type="simple">戸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door (Japanese style)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<text:a xlink:href="https://en.wiktionary.org/wiki/~ど" xlink:type="simple">~ど</text:a></text:p>
          </table:table-cell>
          <table:table-cell office:value-type="string" calcext:value-type="string">
            <text:p>【<text:a xlink:href="https://en.wiktionary.org/wiki/~度" xlink:type="simple">~度</text:a>】</text:p>
          </table:table-cell>
          <table:table-cell office:value-type="string" calcext:value-type="string">
            <text:p>(尾)</text:p>
          </table:table-cell>
          <table:table-cell office:value-type="string" calcext:value-type="string">
            <text:p>counter for occurences</text:p>
          </table:table-cell>
          <table:table-cell office:value-type="string" calcext:value-type="string">
            <text:p>~do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<text:a xlink:href="https://en.wiktionary.org/wiki/ドア" xlink:type="simple">ドア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door (Western style)</text:p>
          </table:table-cell>
          <table:table-cell office:value-type="string" calcext:value-type="string">
            <text:p>doa</text:p>
          </table:table-cell>
        </table:table-row>
        <table:table-row table:style-name="ro4">
          <table:table-cell office:value-type="float" office:value="418" calcext:value-type="float">
            <text:p>418</text:p>
          </table:table-cell>
          <table:table-cell office:value-type="string" calcext:value-type="string">
            <text:p><text:a xlink:href="https://en.wiktionary.org/wiki/トイレ" xlink:type="simple">トイレ</text:a></text:p>
          </table:table-cell>
          <table:table-cell table:style-name="ce2"/>
          <table:table-cell office:value-type="string" calcext:value-type="string">
            <text:p>(名)</text:p>
          </table:table-cell>
          <table:table-cell office:value-type="string" calcext:value-type="string">
            <text:p>toilet, restroom, bathroom, lavatory</text:p>
          </table:table-cell>
          <table:table-cell office:value-type="string" calcext:value-type="string">
            <text:p>toire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s://en.wiktionary.org/wiki/どう_（副詞）" xlink:type="simple">どう （副詞）</text:a></text:p>
          </table:table-cell>
          <table:table-cell table:style-name="ce2" table:number-columns-repeated="2"/>
          <table:table-cell office:value-type="string" calcext:value-type="string">
            <text:p>how, in what way</text:p>
          </table:table-cell>
          <table:table-cell office:value-type="string" calcext:value-type="string">
            <text:p>dou</text:p>
          </table:table-cell>
        </table:table-row>
        <table:table-row table:style-name="ro6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s://en.wiktionary.org/wiki/どうして" xlink:type="simple">どうして</text:a></text:p>
          </table:table-cell>
          <table:table-cell table:style-name="ce2" table:number-columns-repeated="2"/>
          <table:table-cell office:value-type="string" calcext:value-type="string">
            <text:p>why?, for what reason, how, in what way, for what purpose, what for</text:p>
          </table:table-cell>
          <table:table-cell office:value-type="string" calcext:value-type="string">
            <text:p>doushite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s://en.wiktionary.org/wiki/どうぞ" xlink:type="simple">どうぞ</text:a></text:p>
          </table:table-cell>
          <table:table-cell table:style-name="ce2" table:number-columns-repeated="2"/>
          <table:table-cell office:value-type="string" calcext:value-type="string">
            <text:p>please, kindly, by all means</text:p>
          </table:table-cell>
          <table:table-cell office:value-type="string" calcext:value-type="string">
            <text:p>douzo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s://en.wiktionary.org/wiki/どうぶつ" xlink:type="simple">どうぶつ</text:a></text:p>
          </table:table-cell>
          <table:table-cell office:value-type="string" calcext:value-type="string">
            <text:p>【<text:a xlink:href="https://en.wiktionary.org/wiki/動物" xlink:type="simple">動物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doubutsu</text:p>
          </table:table-cell>
        </table:table-row>
        <table:table-row table:style-name="ro7">
          <table:table-cell office:value-type="float" office:value="423" calcext:value-type="float">
            <text:p>423</text:p>
          </table:table-cell>
          <table:table-cell office:value-type="string" calcext:value-type="string">
            <text:p><text:a xlink:href="https://en.wiktionary.org/wiki/どうも" xlink:type="simple">どうも</text:a></text:p>
          </table:table-cell>
          <table:table-cell table:style-name="ce2" table:number-columns-repeated="2"/>
          <table:table-cell office:value-type="string" calcext:value-type="string">
            <text:p>thanks, how, (very) much, very, quite, really, somehow</text:p>
          </table:table-cell>
          <table:table-cell office:value-type="string" calcext:value-type="string">
            <text:p>doumo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s://en.wiktionary.org/wiki/とお" xlink:type="simple">とお</text:a></text:p>
          </table:table-cell>
          <table:table-cell office:value-type="string" calcext:value-type="string">
            <text:p>【<text:a xlink:href="https://en.wiktionary.org/wiki/十" xlink:type="simple">十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oo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a xlink:href="https://en.wiktionary.org/wiki/とおい" xlink:type="simple">とおい</text:a></text:p>
          </table:table-cell>
          <table:table-cell office:value-type="string" calcext:value-type="string">
            <text:p>【<text:a xlink:href="https://en.wiktionary.org/wiki/遠い" xlink:type="simple">遠い </text:a>】</text:p>
          </table:table-cell>
          <table:table-cell office:value-type="string" calcext:value-type="string">
            <text:p>(形)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tooi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s://en.wiktionary.org/wiki/とおか" xlink:type="simple">とおか</text:a></text:p>
          </table:table-cell>
          <table:table-cell office:value-type="string" calcext:value-type="string">
            <text:p>【<text:a xlink:href="https://en.wiktionary.org/wiki/十日" xlink:type="simple">十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ten days, the 10th of the month</text:p>
          </table:table-cell>
          <table:table-cell office:value-type="string" calcext:value-type="string">
            <text:p>tooka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s://en.wiktionary.org/wiki/ときどき" xlink:type="simple">ときどき</text:a></text:p>
          </table:table-cell>
          <table:table-cell office:value-type="string" calcext:value-type="string">
            <text:p>【<text:a xlink:href="https://en.wiktionary.org/wiki/時々" xlink:type="simple">時々 </text:a>】</text:p>
          </table:table-cell>
          <table:table-cell table:style-name="ce2"/>
          <table:table-cell office:value-type="string" calcext:value-type="string">
            <text:p>sometimes</text:p>
          </table:table-cell>
          <table:table-cell office:value-type="string" calcext:value-type="string">
            <text:p>tokidoki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s://en.wiktionary.org/wiki/とけい" xlink:type="simple">とけい</text:a></text:p>
          </table:table-cell>
          <table:table-cell office:value-type="string" calcext:value-type="string">
            <text:p>【<text:a xlink:href="https://en.wiktionary.org/wiki/時計" xlink:type="simple">時計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watch, clock</text:p>
          </table:table-cell>
          <table:table-cell office:value-type="string" calcext:value-type="string">
            <text:p>tokei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s://en.wiktionary.org/wiki/どこ" xlink:type="simple">どこ</text:a></text:p>
          </table:table-cell>
          <table:table-cell table:style-name="ce2" table:number-columns-repeated="2"/>
          <table:table-cell office:value-type="string" calcext:value-type="string">
            <text:p>where, what place</text:p>
          </table:table-cell>
          <table:table-cell office:value-type="string" calcext:value-type="string">
            <text:p>doko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s://en.wiktionary.org/wiki/ところ" xlink:type="simple">ところ</text:a></text:p>
          </table:table-cell>
          <table:table-cell office:value-type="string" calcext:value-type="string">
            <text:p>【<text:a xlink:href="https://en.wiktionary.org/wiki/所" xlink:type="simple">所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tokoro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a xlink:href="https://en.wiktionary.org/wiki/としょかん" xlink:type="simple">としょかん</text:a></text:p>
          </table:table-cell>
          <table:table-cell office:value-type="string" calcext:value-type="string">
            <text:p>【<text:a xlink:href="https://en.wiktionary.org/wiki/図書館" xlink:type="simple">図書館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toshokan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s://en.wiktionary.org/wiki/どちら" xlink:type="simple">どちら</text:a></text:p>
          </table:table-cell>
          <table:table-cell table:style-name="ce2" table:number-columns-repeated="2"/>
          <table:table-cell office:value-type="string" calcext:value-type="string">
            <text:p>which (of two), who</text:p>
          </table:table-cell>
          <table:table-cell office:value-type="string" calcext:value-type="string">
            <text:p>dochira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s://en.wiktionary.org/wiki/とても" xlink:type="simple">とても</text:a></text:p>
          </table:table-cell>
          <table:table-cell table:style-name="ce2"/>
          <table:table-cell office:value-type="string" calcext:value-type="string">
            <text:p>(副)</text:p>
          </table:table-cell>
          <table:table-cell office:value-type="string" calcext:value-type="string">
            <text:p>very, awfully, exceedingly</text:p>
          </table:table-cell>
          <table:table-cell office:value-type="string" calcext:value-type="string">
            <text:p>totem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s://en.wiktionary.org/wiki/どなた" xlink:type="simple">どなた</text:a></text:p>
          </table:table-cell>
          <table:table-cell table:style-name="ce2" table:number-columns-repeated="2"/>
          <table:table-cell office:value-type="string" calcext:value-type="string">
            <text:p>who?</text:p>
          </table:table-cell>
          <table:table-cell office:value-type="string" calcext:value-type="string">
            <text:p>donata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s://en.wiktionary.org/wiki/となり" xlink:type="simple">となり</text:a></text:p>
          </table:table-cell>
          <table:table-cell office:value-type="string" calcext:value-type="string">
            <text:p>【<text:a xlink:href="https://en.wiktionary.org/wiki/隣" xlink:type="simple">隣 </text:a>】</text:p>
          </table:table-cell>
          <table:table-cell table:style-name="ce2"/>
          <table:table-cell office:value-type="string" calcext:value-type="string">
            <text:p>next to, next door to</text:p>
          </table:table-cell>
          <table:table-cell office:value-type="string" calcext:value-type="string">
            <text:p>tonari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<text:a xlink:href="https://en.wiktionary.org/wiki/どの_（どの人）" xlink:type="simple">どの （どの人）</text:a></text:p>
          </table:table-cell>
          <table:table-cell table:style-name="ce2" table:number-columns-repeated="2"/>
          <table:table-cell office:value-type="string" calcext:value-type="string">
            <text:p>which, what (way)</text:p>
          </table:table-cell>
          <table:table-cell office:value-type="string" calcext:value-type="string">
            <text:p>dono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<text:a xlink:href="https://en.wiktionary.org/wiki/とぶ" xlink:type="simple">とぶ</text:a></text:p>
          </table:table-cell>
          <table:table-cell office:value-type="string" calcext:value-type="string">
            <text:p>【<text:a xlink:href="https://en.wiktionary.org/wiki/飛ぶ" xlink:type="simple">飛ぶ</text:a>】</text:p>
          </table:table-cell>
          <table:table-cell table:style-name="ce2"/>
          <table:table-cell office:value-type="string" calcext:value-type="string">
            <text:p>to jump, to fly, to leap, to spring, to bound, to hop</text:p>
          </table:table-cell>
          <table:table-cell office:value-type="string" calcext:value-type="string">
            <text:p>tobu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<text:a xlink:href="https://en.wiktionary.org/wiki/とまる" xlink:type="simple">とまる</text:a></text:p>
          </table:table-cell>
          <table:table-cell office:value-type="string" calcext:value-type="string">
            <text:p>【<text:a xlink:href="https://en.wiktionary.org/wiki/止まる" xlink:type="simple">止まる</text:a>】</text:p>
          </table:table-cell>
          <table:table-cell table:style-name="ce2"/>
          <table:table-cell office:value-type="string" calcext:value-type="string">
            <text:p>to stop, to come to a halt</text:p>
          </table:table-cell>
          <table:table-cell office:value-type="string" calcext:value-type="string">
            <text:p>tomaru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s://en.wiktionary.org/wiki/ともだち" xlink:type="simple">ともだち</text:a></text:p>
          </table:table-cell>
          <table:table-cell office:value-type="string" calcext:value-type="string">
            <text:p>【<text:a xlink:href="https://en.wiktionary.org/wiki/友達" xlink:type="simple">友達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tomodachi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s://en.wiktionary.org/wiki/どようび" xlink:type="simple">どようび</text:a></text:p>
          </table:table-cell>
          <table:table-cell office:value-type="string" calcext:value-type="string">
            <text:p>【<text:a xlink:href="https://en.wiktionary.org/wiki/土曜日" xlink:type="simple">土曜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doyoubi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<text:a xlink:href="https://en.wiktionary.org/wiki/とり" xlink:type="simple">とり</text:a></text:p>
          </table:table-cell>
          <table:table-cell office:value-type="string" calcext:value-type="string">
            <text:p>【<text:a xlink:href="https://en.wiktionary.org/wiki/鳥" xlink:type="simple">鳥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bird, fowl, poultry</text:p>
          </table:table-cell>
          <table:table-cell office:value-type="string" calcext:value-type="string">
            <text:p>tori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s://en.wiktionary.org/wiki/とりにく" xlink:type="simple">とりにく</text:a></text:p>
          </table:table-cell>
          <table:table-cell office:value-type="string" calcext:value-type="string">
            <text:p>【<text:a xlink:href="https://en.wiktionary.org/wiki/鳥肉" xlink:type="simple">鳥肉 </text:a>】</text:p>
          </table:table-cell>
          <table:table-cell office:value-type="string" calcext:value-type="string">
            <text:p>(名)</text:p>
          </table:table-cell>
          <table:table-cell office:value-type="string" calcext:value-type="string">
            <text:p>chicken meat</text:p>
          </table:table-cell>
          <table:table-cell office:value-type="string" calcext:value-type="string">
            <text:p>toriniku</text:p>
          </table:table-cell>
        </table:table-row>
        <table:table-row table:style-name="ro7">
          <table:table-cell office:value-type="float" office:value="443" calcext:value-type="float">
            <text:p>443</text:p>
          </table:table-cell>
          <table:table-cell office:value-type="string" calcext:value-type="string">
            <text:p><text:a xlink:href="https://en.wiktionary.org/wiki/とる" xlink:type="simple">とる</text:a></text:p>
          </table:table-cell>
          <table:table-cell office:value-type="string" calcext:value-type="string">
            <text:p>【<text:a xlink:href="https://en.wiktionary.org/wiki/取る" xlink:type="simple">取る</text:a>】</text:p>
          </table:table-cell>
          <table:table-cell table:style-name="ce2"/>
          <table:table-cell office:value-type="string" calcext:value-type="string">
            <text:p>to take, to pick up, to harvest, to earn, to choose</text:p>
          </table:table-cell>
          <table:table-cell office:value-type="string" calcext:value-type="string">
            <text:p>toru</text:p>
          </table:table-cell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s://en.wiktionary.org/wiki/とる" xlink:type="simple">とる</text:a></text:p>
          </table:table-cell>
          <table:table-cell office:value-type="string" calcext:value-type="string">
            <text:p>【<text:a xlink:href="https://en.wiktionary.org/wiki/撮る" xlink:type="simple">撮る</text:a>】</text:p>
          </table:table-cell>
          <table:table-cell table:style-name="ce2"/>
          <table:table-cell office:value-type="string" calcext:value-type="string">
            <text:p>to take (photo), to make (film)</text:p>
          </table:table-cell>
          <table:table-cell office:value-type="string" calcext:value-type="string">
            <text:p>toru</text:p>
          </table:table-cell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s://en.wiktionary.org/wiki/どれ" xlink:type="simple">どれ</text:a></text:p>
          </table:table-cell>
          <table:table-cell table:style-name="ce2" table:number-columns-repeated="2"/>
          <table:table-cell office:value-type="string" calcext:value-type="string">
            <text:p>well, now, let me see, which (3 or more)</text:p>
          </table:table-cell>
          <table:table-cell office:value-type="string" calcext:value-type="string">
            <text:p>dore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s://en.wiktionary.org/wiki/どんな" xlink:type="simple">どんな</text:a></text:p>
          </table:table-cell>
          <table:table-cell table:style-name="ce2" table:number-columns-repeated="2"/>
          <table:table-cell office:value-type="string" calcext:value-type="string">
            <text:p>what, what kind of</text:p>
          </table:table-cell>
          <table:table-cell office:value-type="string" calcext:value-type="string">
            <text:p>don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22:23:22.272462900</meta:creation-date>
    <dc:date>2023-12-27T17:29:44.523770519</dc:date>
    <meta:editing-duration>PT19H6M21S</meta:editing-duration>
    <meta:editing-cycles>5</meta:editing-cycles>
    <meta:generator>LibreOffice/7.3.7.2$Linux_X86_64 LibreOffice_project/30$Build-2</meta:generator>
    <meta:document-statistic meta:table-count="1" meta:cell-count="2523" meta:object-count="0"/>
  </office:meta>
</office:document-meta>
</file>